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5cm" fo:margin-left="0cm" table:align="left"/>
    </style:style>
    <style:style style:name="Tabelle37.A" style:family="table-column">
      <style:table-column-properties style:column-width="4.748cm"/>
    </style:style>
    <style:style style:name="Tabelle37.B" style:family="table-column">
      <style:table-column-properties style:column-width="2.686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4cm" fo:margin-left="0.332cm" table:align="left"/>
    </style:style>
    <style:style style:name="Tabelle36.A" style:family="table-column">
      <style:table-column-properties style:column-width="4.073cm"/>
    </style:style>
    <style:style style:name="Tabelle36.B" style:family="table-column">
      <style:table-column-properties style:column-width="3.251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02cm" style:rel-column-width="55131*"/>
    </style:style>
    <style:style style:name="Tabelle56.B" style:family="table-column">
      <style:table-column-properties style:column-width="2.699cm" style:rel-column-width="10404*"/>
    </style:style>
    <style:style style:name="Tabelle5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ccccc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57" style:family="table">
      <style:table-properties style:width="16.699cm" fo:margin-left="0.3cm" table:align="left"/>
    </style:style>
    <style:style style:name="Tabelle57.A" style:family="table-column">
      <style:table-column-properties style:column-width="13.993cm"/>
    </style:style>
    <style:style style:name="Tabelle57.B" style:family="table-column">
      <style:table-column-properties style:column-width="2.706cm"/>
    </style:style>
    <style:style style:name="Tabelle57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58" style:family="table">
      <style:table-properties style:width="16.401cm" fo:margin-left="0.6cm" table:align="left"/>
    </style:style>
    <style:style style:name="Tabelle58.A" style:family="table-column">
      <style:table-column-properties style:column-width="13.7cm"/>
    </style:style>
    <style:style style:name="Tabelle58.B" style:family="table-column">
      <style:table-column-properties style:column-width="2.701cm"/>
    </style:style>
    <style:style style:name="Tabelle58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6.69cm" style:rel-column-width="25791*"/>
    </style:style>
    <style:style style:name="Tabelle59.B" style:family="table-column">
      <style:table-column-properties style:column-width="1.711cm" style:rel-column-width="6595*"/>
    </style:style>
    <style:style style:name="Tabelle59.C" style:family="table-column">
      <style:table-column-properties style:column-width="1.494cm" style:rel-column-width="5759*"/>
    </style:style>
    <style:style style:name="Tabelle59.D" style:family="table-column">
      <style:table-column-properties style:column-width="1.402cm" style:rel-column-width="5405*"/>
    </style:style>
    <style:style style:name="Tabelle59.E" style:family="table-column">
      <style:table-column-properties style:column-width="1.602cm" style:rel-column-width="6174*"/>
    </style:style>
    <style:style style:name="Tabelle59.G" style:family="table-column">
      <style:table-column-properties style:column-width="2.699cm" style:rel-column-width="10406*"/>
    </style:style>
    <style:style style:name="Tabelle5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5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0" style:family="table">
      <style:table-properties style:width="16.695cm" fo:margin-left="0.3cm" table:align="left"/>
    </style:style>
    <style:style style:name="Tabelle60.A" style:family="table-column">
      <style:table-column-properties style:column-width="6.399cm"/>
    </style:style>
    <style:style style:name="Tabelle60.B" style:family="table-column">
      <style:table-column-properties style:column-width="1.709cm"/>
    </style:style>
    <style:style style:name="Tabelle60.C" style:family="table-column">
      <style:table-column-properties style:column-width="1.485cm"/>
    </style:style>
    <style:style style:name="Tabelle60.D" style:family="table-column">
      <style:table-column-properties style:column-width="1.401cm"/>
    </style:style>
    <style:style style:name="Tabelle60.E" style:family="table-column">
      <style:table-column-properties style:column-width="1.6cm"/>
    </style:style>
    <style:style style:name="Tabelle60.G" style:family="table-column">
      <style:table-column-properties style:column-width="2.701cm"/>
    </style:style>
    <style:style style:name="Tabelle60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0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1" style:family="table">
      <style:table-properties style:width="16.392cm" fo:margin-left="0.619cm" table:align="left"/>
    </style:style>
    <style:style style:name="Tabelle61.A" style:family="table-column">
      <style:table-column-properties style:column-width="6.091cm"/>
    </style:style>
    <style:style style:name="Tabelle61.B" style:family="table-column">
      <style:table-column-properties style:column-width="1.709cm"/>
    </style:style>
    <style:style style:name="Tabelle61.C" style:family="table-column">
      <style:table-column-properties style:column-width="1.49cm"/>
    </style:style>
    <style:style style:name="Tabelle61.D" style:family="table-column">
      <style:table-column-properties style:column-width="1.401cm"/>
    </style:style>
    <style:style style:name="Tabelle61.E" style:family="table-column">
      <style:table-column-properties style:column-width="1.6cm"/>
    </style:style>
    <style:style style:name="Tabelle61.G" style:family="table-column">
      <style:table-column-properties style:column-width="2.701cm"/>
    </style:style>
    <style:style style:name="Tabelle61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1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4cm" style:rel-column-width="25804*"/>
    </style:style>
    <style:style style:name="Tabelle62.B" style:family="table-column">
      <style:table-column-properties style:column-width="1.707cm" style:rel-column-width="6582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1cm" style:rel-column-width="10413*"/>
    </style:style>
    <style:style style:name="Tabelle62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6.701cm" table:align="right" style:may-break-between-rows="true"/>
    </style:style>
    <style:style style:name="Tabelle63.A" style:family="table-column">
      <style:table-column-properties style:column-width="6.399cm"/>
    </style:style>
    <style:style style:name="Tabelle63.B" style:family="table-column">
      <style:table-column-properties style:column-width="1.709cm"/>
    </style:style>
    <style:style style:name="Tabelle63.C" style:family="table-column">
      <style:table-column-properties style:column-width="1.49cm"/>
    </style:style>
    <style:style style:name="Tabelle63.D" style:family="table-column">
      <style:table-column-properties style:column-width="1.401cm"/>
    </style:style>
    <style:style style:name="Tabelle63.E" style:family="table-column">
      <style:table-column-properties style:column-width="1.6cm"/>
    </style:style>
    <style:style style:name="Tabelle63.G" style:family="table-column">
      <style:table-column-properties style:column-width="2.701cm"/>
    </style:style>
    <style:style style:name="Tabelle63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3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6.401cm" table:align="right" style:may-break-between-rows="true"/>
    </style:style>
    <style:style style:name="Tabelle64.A" style:family="table-column">
      <style:table-column-properties style:column-width="6.1cm"/>
    </style:style>
    <style:style style:name="Tabelle64.B" style:family="table-column">
      <style:table-column-properties style:column-width="1.706cm"/>
    </style:style>
    <style:style style:name="Tabelle64.C" style:family="table-column">
      <style:table-column-properties style:column-width="1.49cm"/>
    </style:style>
    <style:style style:name="Tabelle64.D" style:family="table-column">
      <style:table-column-properties style:column-width="1.401cm"/>
    </style:style>
    <style:style style:name="Tabelle64.E" style:family="table-column">
      <style:table-column-properties style:column-width="1.6cm"/>
    </style:style>
    <style:style style:name="Tabelle64.G" style:family="table-column">
      <style:table-column-properties style:column-width="2.704cm"/>
    </style:style>
    <style:style style:name="Tabelle64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4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5" style:family="table">
      <style:table-properties style:width="17cm" table:align="margins"/>
    </style:style>
    <style:style style:name="Tabelle65.A" style:family="table-column">
      <style:table-column-properties style:column-width="11.303cm" style:rel-column-width="43572*"/>
    </style:style>
    <style:style style:name="Tabelle65.B" style:family="table-column">
      <style:table-column-properties style:column-width="3.395cm" style:rel-column-width="13089*"/>
    </style:style>
    <style:style style:name="Tabelle65.C" style:family="table-column">
      <style:table-column-properties style:column-width="2.302cm" style:rel-column-width="8874*"/>
    </style:style>
    <style:style style:name="Tabelle65.1" style:family="table-row">
      <style:table-row-properties style:min-row-height="0.295cm"/>
    </style:style>
    <style:style style:name="Tabelle65.A1" style:family="table-cell">
      <style:table-cell-properties fo:padding="0.049cm" fo:border="none"/>
    </style:style>
    <style:style style:name="Tabelle65.B1" style:family="table-cell">
      <style:table-cell-properties fo:background-color="#cccccc" fo:padding-left="0.199cm" fo:padding-right="0.049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5.C1" style:family="table-cell">
      <style:table-cell-properties fo:background-color="#cccccc" fo:padding-left="0.199cm" fo:padding-right="0.04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-left="0.199cm" fo:padding-right="0.199cm" fo:padding-top="0.101cm" fo:padding-bottom="0.199cm" fo:border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5cm" fo:margin-left="0cm" table:align="left"/>
    </style:style>
    <style:style style:name="Tabelle19.A" style:family="table-column">
      <style:table-column-properties style:column-width="4.748cm"/>
    </style:style>
    <style:style style:name="Tabelle19.B" style:family="table-column">
      <style:table-column-properties style:column-width="2.686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51cm"/>
    </style:style>
    <style:style style:name="Tabelle20.B" style:family="table-column">
      <style:table-column-properties style:column-width="2.686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2cm" fo:margin-left="0.321cm" table:align="left"/>
    </style:style>
    <style:style style:name="Tabelle50.A" style:family="table-column">
      <style:table-column-properties style:column-width="3.978cm"/>
    </style:style>
    <style:style style:name="Tabelle50.B" style:family="table-column">
      <style:table-column-properties style:column-width="3.374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4.302cm" style:rel-column-width="55131*"/>
    </style:style>
    <style:style style:name="Tabelle5.B" style:family="table-column">
      <style:table-column-properties style:column-width="2.699cm" style:rel-column-width="10404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7" style:family="table">
      <style:table-properties style:width="16.699cm" fo:margin-left="0.3cm" table:align="left"/>
    </style:style>
    <style:style style:name="Tabelle7.A" style:family="table-column">
      <style:table-column-properties style:column-width="13.993cm"/>
    </style:style>
    <style:style style:name="Tabelle7.B" style:family="table-column">
      <style:table-column-properties style:column-width="2.706cm"/>
    </style:style>
    <style:style style:name="Tabelle7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11" style:family="table">
      <style:table-properties style:width="16.401cm" fo:margin-left="0.6cm" table:align="left"/>
    </style:style>
    <style:style style:name="Tabelle11.A" style:family="table-column">
      <style:table-column-properties style:column-width="13.7cm"/>
    </style:style>
    <style:style style:name="Tabelle11.B" style:family="table-column">
      <style:table-column-properties style:column-width="2.701cm"/>
    </style:style>
    <style:style style:name="Tabelle11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6.69cm" style:rel-column-width="25791*"/>
    </style:style>
    <style:style style:name="Tabelle12.B" style:family="table-column">
      <style:table-column-properties style:column-width="1.711cm" style:rel-column-width="6595*"/>
    </style:style>
    <style:style style:name="Tabelle12.C" style:family="table-column">
      <style:table-column-properties style:column-width="1.494cm" style:rel-column-width="5759*"/>
    </style:style>
    <style:style style:name="Tabelle12.D" style:family="table-column">
      <style:table-column-properties style:column-width="1.402cm" style:rel-column-width="5405*"/>
    </style:style>
    <style:style style:name="Tabelle12.E" style:family="table-column">
      <style:table-column-properties style:column-width="1.602cm" style:rel-column-width="6174*"/>
    </style:style>
    <style:style style:name="Tabelle12.G" style:family="table-column">
      <style:table-column-properties style:column-width="2.699cm" style:rel-column-width="10406*"/>
    </style:style>
    <style:style style:name="Tabelle12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12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9" style:family="table">
      <style:table-properties style:width="16.695cm" fo:margin-left="0.3cm" table:align="left"/>
    </style:style>
    <style:style style:name="Tabelle39.A" style:family="table-column">
      <style:table-column-properties style:column-width="6.399cm"/>
    </style:style>
    <style:style style:name="Tabelle39.B" style:family="table-column">
      <style:table-column-properties style:column-width="1.709cm"/>
    </style:style>
    <style:style style:name="Tabelle39.C" style:family="table-column">
      <style:table-column-properties style:column-width="1.485cm"/>
    </style:style>
    <style:style style:name="Tabelle39.D" style:family="table-column">
      <style:table-column-properties style:column-width="1.401cm"/>
    </style:style>
    <style:style style:name="Tabelle39.E" style:family="table-column">
      <style:table-column-properties style:column-width="1.6cm"/>
    </style:style>
    <style:style style:name="Tabelle39.G" style:family="table-column">
      <style:table-column-properties style:column-width="2.701cm"/>
    </style:style>
    <style:style style:name="Tabelle3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3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9" style:family="table">
      <style:table-properties style:width="16.392cm" fo:margin-left="0.619cm" table:align="left"/>
    </style:style>
    <style:style style:name="Tabelle49.A" style:family="table-column">
      <style:table-column-properties style:column-width="6.091cm"/>
    </style:style>
    <style:style style:name="Tabelle49.B" style:family="table-column">
      <style:table-column-properties style:column-width="1.709cm"/>
    </style:style>
    <style:style style:name="Tabelle49.C" style:family="table-column">
      <style:table-column-properties style:column-width="1.49cm"/>
    </style:style>
    <style:style style:name="Tabelle49.D" style:family="table-column">
      <style:table-column-properties style:column-width="1.401cm"/>
    </style:style>
    <style:style style:name="Tabelle49.E" style:family="table-column">
      <style:table-column-properties style:column-width="1.6cm"/>
    </style:style>
    <style:style style:name="Tabelle49.G" style:family="table-column">
      <style:table-column-properties style:column-width="2.701cm"/>
    </style:style>
    <style:style style:name="Tabelle4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table:align="margins" style:may-break-between-rows="true"/>
    </style:style>
    <style:style style:name="Tabelle51.A" style:family="table-column">
      <style:table-column-properties style:column-width="6.694cm" style:rel-column-width="25804*"/>
    </style:style>
    <style:style style:name="Tabelle51.B" style:family="table-column">
      <style:table-column-properties style:column-width="1.707cm" style:rel-column-width="6582*"/>
    </style:style>
    <style:style style:name="Tabelle51.C" style:family="table-column">
      <style:table-column-properties style:column-width="1.494cm" style:rel-column-width="5759*"/>
    </style:style>
    <style:style style:name="Tabelle51.D" style:family="table-column">
      <style:table-column-properties style:column-width="1.402cm" style:rel-column-width="5405*"/>
    </style:style>
    <style:style style:name="Tabelle51.E" style:family="table-column">
      <style:table-column-properties style:column-width="1.602cm" style:rel-column-width="6174*"/>
    </style:style>
    <style:style style:name="Tabelle51.F" style:family="table-column">
      <style:table-column-properties style:column-width="1.401cm" style:rel-column-width="5398*"/>
    </style:style>
    <style:style style:name="Tabelle51.G" style:family="table-column">
      <style:table-column-properties style:column-width="2.701cm" style:rel-column-width="10413*"/>
    </style:style>
    <style:style style:name="Tabelle51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1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6.701cm" table:align="right" style:may-break-between-rows="true"/>
    </style:style>
    <style:style style:name="Tabelle52.A" style:family="table-column">
      <style:table-column-properties style:column-width="6.399cm"/>
    </style:style>
    <style:style style:name="Tabelle52.B" style:family="table-column">
      <style:table-column-properties style:column-width="1.709cm"/>
    </style:style>
    <style:style style:name="Tabelle52.C" style:family="table-column">
      <style:table-column-properties style:column-width="1.49cm"/>
    </style:style>
    <style:style style:name="Tabelle52.D" style:family="table-column">
      <style:table-column-properties style:column-width="1.401cm"/>
    </style:style>
    <style:style style:name="Tabelle52.E" style:family="table-column">
      <style:table-column-properties style:column-width="1.6cm"/>
    </style:style>
    <style:style style:name="Tabelle52.G" style:family="table-column">
      <style:table-column-properties style:column-width="2.701cm"/>
    </style:style>
    <style:style style:name="Tabelle52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2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3" style:family="table">
      <style:table-properties style:width="16.401cm" table:align="right" style:may-break-between-rows="true"/>
    </style:style>
    <style:style style:name="Tabelle53.A" style:family="table-column">
      <style:table-column-properties style:column-width="6.1cm"/>
    </style:style>
    <style:style style:name="Tabelle53.B" style:family="table-column">
      <style:table-column-properties style:column-width="1.706cm"/>
    </style:style>
    <style:style style:name="Tabelle53.C" style:family="table-column">
      <style:table-column-properties style:column-width="1.49cm"/>
    </style:style>
    <style:style style:name="Tabelle53.D" style:family="table-column">
      <style:table-column-properties style:column-width="1.401cm"/>
    </style:style>
    <style:style style:name="Tabelle53.E" style:family="table-column">
      <style:table-column-properties style:column-width="1.6cm"/>
    </style:style>
    <style:style style:name="Tabelle53.G" style:family="table-column">
      <style:table-column-properties style:column-width="2.704cm"/>
    </style:style>
    <style:style style:name="Tabelle53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3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1.303cm" style:rel-column-width="43572*"/>
    </style:style>
    <style:style style:name="Tabelle54.B" style:family="table-column">
      <style:table-column-properties style:column-width="3.395cm" style:rel-column-width="13089*"/>
    </style:style>
    <style:style style:name="Tabelle54.C" style:family="table-column">
      <style:table-column-properties style:column-width="2.302cm" style:rel-column-width="8874*"/>
    </style:style>
    <style:style style:name="Tabelle54.1" style:family="table-row">
      <style:table-row-properties style:min-row-height="0.295cm"/>
    </style:style>
    <style:style style:name="Tabelle54.A1" style:family="table-cell">
      <style:table-cell-properties fo:padding="0.049cm" fo:border="none"/>
    </style:style>
    <style:style style:name="Tabelle54.B1" style:family="table-cell">
      <style:table-cell-properties fo:background-color="#cccccc" fo:padding-left="0.199cm" fo:padding-right="0.049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4.C1" style:family="table-cell">
      <style:table-cell-properties fo:background-color="#cccccc" fo:padding-left="0.199cm" fo:padding-right="0.04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le40" style:family="table">
      <style:table-properties style:width="17.009cm" fo:margin-left="0cm" table:align="left"/>
    </style:style>
    <style:style style:name="Tabelle40.A" style:family="table-column">
      <style:table-column-properties style:column-width="1.72cm"/>
    </style:style>
    <style:style style:name="Tabelle40.B" style:family="table-column">
      <style:table-column-properties style:column-width="6.65cm"/>
    </style:style>
    <style:style style:name="Tabelle40.C" style:family="table-column">
      <style:table-column-properties style:column-width="3.103cm"/>
    </style:style>
    <style:style style:name="Tabelle40.D" style:family="table-column">
      <style:table-column-properties style:column-width="3.501cm"/>
    </style:style>
    <style:style style:name="Tabelle40.E" style:family="table-column">
      <style:table-column-properties style:column-width="2.036cm"/>
    </style:style>
    <style:style style:name="Tabelle40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40.E1" style:family="table-cell">
      <style:table-cell-properties fo:background-color="#dddddd" fo:padding="0.101cm" fo:border="0.05pt solid #000000">
        <style:background-image/>
      </style:table-cell-properties>
    </style:style>
    <style:style style:name="Tabelle41" style:family="table">
      <style:table-properties style:width="17.009cm" fo:margin-left="0cm" table:align="left" style:may-break-between-rows="false"/>
    </style:style>
    <style:style style:name="Tabelle41.A" style:family="table-column">
      <style:table-column-properties style:column-width="1.72cm"/>
    </style:style>
    <style:style style:name="Tabelle41.B" style:family="table-column">
      <style:table-column-properties style:column-width="6.65cm"/>
    </style:style>
    <style:style style:name="Tabelle41.C" style:family="table-column">
      <style:table-column-properties style:column-width="3.103cm"/>
    </style:style>
    <style:style style:name="Tabelle41.D" style:family="table-column">
      <style:table-column-properties style:column-width="3.501cm"/>
    </style:style>
    <style:style style:name="Tabelle41.E" style:family="table-column">
      <style:table-column-properties style:column-width="2.036cm"/>
    </style:style>
    <style:style style:name="Tabelle41.A1" style:family="table-cell">
      <style:table-cell-properties fo:padding="0.101cm" fo:border-left="0.05pt solid #000000" fo:border-right="none" fo:border-top="0.05pt solid #000000" fo:border-bottom="none"/>
    </style:style>
    <style:style style:name="Tabelle41.B1" style:family="table-cell">
      <style:table-cell-properties fo:padding="0cm" fo:border-left="0.05pt solid #000000" fo:border-right="none" fo:border-top="0.05pt solid #000000" fo:border-bottom="0.05pt solid #000000"/>
    </style:style>
    <style:style style:name="Tabelle41.E1" style:family="table-cell">
      <style:table-cell-properties fo:padding="0.101cm" fo:border="0.05pt solid #000000"/>
    </style:style>
    <style:style style:name="Tabelle41.A2" style:family="table-cell">
      <style:table-cell-properties fo:padding="0.101cm" fo:border-left="0.05pt solid #000000" fo:border-right="none" fo:border-top="none" fo:border-bottom="none"/>
    </style:style>
    <style:style style:name="Tabelle41.A3" style:family="table-cell">
      <style:table-cell-properties fo:padding="0.101cm" fo:border-left="0.05pt solid #000000" fo:border-right="none" fo:border-top="none" fo:border-bottom="0.05pt solid #000000"/>
    </style:style>
    <style:style style:name="Tabelle42" style:family="table">
      <style:table-properties style:width="6.625cm" table:align="left"/>
    </style:style>
    <style:style style:name="Tabelle42.A" style:family="table-column">
      <style:table-column-properties style:column-width="1.455cm"/>
    </style:style>
    <style:style style:name="Tabelle42.B" style:family="table-column">
      <style:table-column-properties style:column-width="5.17cm"/>
    </style:style>
    <style:style style:name="Tabelle42.A1" style:family="table-cell">
      <style:table-cell-properties fo:padding-left="0.101cm" fo:padding-right="0.101cm" fo:padding-top="0cm" fo:padding-bottom="0.101cm" fo:border="none"/>
    </style:style>
    <style:style style:name="Tabelle43" style:family="table">
      <style:table-properties style:width="6.625cm" table:align="left"/>
    </style:style>
    <style:style style:name="Tabelle43.A" style:family="table-column">
      <style:table-column-properties style:column-width="1.455cm"/>
    </style:style>
    <style:style style:name="Tabelle43.B" style:family="table-column">
      <style:table-column-properties style:column-width="5.17cm"/>
    </style:style>
    <style:style style:name="Tabelle43.A1" style:family="table-cell">
      <style:table-cell-properties fo:padding-left="0.101cm" fo:padding-right="0.101cm" fo:padding-top="0cm" fo:padding-bottom="0.101cm" fo:border="none"/>
    </style:style>
    <style:style style:name="Tabelle44" style:family="table">
      <style:table-properties style:width="6.625cm" table:align="left"/>
    </style:style>
    <style:style style:name="Tabelle44.A" style:family="table-column">
      <style:table-column-properties style:column-width="1.455cm"/>
    </style:style>
    <style:style style:name="Tabelle44.B" style:family="table-column">
      <style:table-column-properties style:column-width="5.17cm"/>
    </style:style>
    <style:style style:name="Tabelle44.A1" style:family="table-cell">
      <style:table-cell-properties fo:padding-left="0.101cm" fo:padding-right="0.101cm" fo:padding-top="0cm" fo:padding-bottom="0.101cm" fo:border="none"/>
    </style:style>
    <style:style style:name="Tabelle45" style:family="table">
      <style:table-properties style:width="6.625cm" table:align="left"/>
    </style:style>
    <style:style style:name="Tabelle45.A" style:family="table-column">
      <style:table-column-properties style:column-width="4.752cm"/>
    </style:style>
    <style:style style:name="Tabelle45.B" style:family="table-column">
      <style:table-column-properties style:column-width="1.873cm"/>
    </style:style>
    <style:style style:name="Tabelle45.A1" style:family="table-cell">
      <style:table-cell-properties style:vertical-align="bottom" fo:background-color="transparent" fo:padding-left="0.101cm" fo:padding-right="0.101cm" fo:padding-top="0cm" fo:padding-bottom="0.101cm" fo:border="none">
        <style:background-image/>
      </style:table-cell-properties>
    </style:style>
    <style:style style:name="Tabelle46" style:family="table">
      <style:table-properties style:width="6.625cm" table:align="left"/>
    </style:style>
    <style:style style:name="Tabelle46.A" style:family="table-column">
      <style:table-column-properties style:column-width="4.752cm"/>
    </style:style>
    <style:style style:name="Tabelle46.B" style:family="table-column">
      <style:table-column-properties style:column-width="1.873cm"/>
    </style:style>
    <style:style style:name="Tabelle46.A1" style:family="table-cell">
      <style:table-cell-properties style:vertical-align="bottom" fo:background-color="transparent" fo:padding="0.101cm" fo:border-left="none" fo:border-right="none" fo:border-top="0.1pt solid #999999" fo:border-bottom="none">
        <style:background-image/>
      </style:table-cell-properties>
    </style:style>
    <style:style style:name="Tabelle47" style:family="table">
      <style:table-properties style:width="3.08cm" table:align="left"/>
    </style:style>
    <style:style style:name="Tabelle47.A" style:family="table-column">
      <style:table-column-properties style:column-width="1.644cm"/>
    </style:style>
    <style:style style:name="Tabelle47.B" style:family="table-column">
      <style:table-column-properties style:column-width="1.436cm"/>
    </style:style>
    <style:style style:name="Tabelle47.A1" style:family="table-cell">
      <style:table-cell-properties fo:padding-left="0.101cm" fo:padding-right="0.101cm" fo:padding-top="0cm" fo:padding-bottom="0.101cm" fo:border="none"/>
    </style:style>
    <style:style style:name="Tabelle48" style:family="table">
      <style:table-properties style:width="3.471cm" table:align="left"/>
    </style:style>
    <style:style style:name="Tabelle48.A" style:family="table-column">
      <style:table-column-properties style:column-width="1.63cm"/>
    </style:style>
    <style:style style:name="Tabelle48.B" style:family="table-column">
      <style:table-column-properties style:column-width="1.842cm"/>
    </style:style>
    <style:style style:name="Tabelle48.A1" style:family="table-cell">
      <style:table-cell-properties fo:padding-left="0.101cm" fo:padding-right="0.101cm" fo:padding-top="0cm" fo:padding-bottom="0.101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13bb7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fo:font-weight="bold" officeooo:paragraph-rsid="0313c44c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13bb75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2a991fa" officeooo:paragraph-rsid="0313c44c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2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13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14" style:family="paragraph" style:parent-style-name="Standard">
      <style:text-properties officeooo:rsid="00504db6" officeooo:paragraph-rsid="0011662f"/>
    </style:style>
    <style:style style:name="P15" style:family="paragraph" style:parent-style-name="Standard">
      <style:text-properties officeooo:rsid="00504db6" officeooo:paragraph-rsid="0266cb16"/>
    </style:style>
    <style:style style:name="P16" style:family="paragraph" style:parent-style-name="Standard">
      <style:text-properties officeooo:rsid="00504db6" officeooo:paragraph-rsid="02626272"/>
    </style:style>
    <style:style style:name="P17" style:family="paragraph" style:parent-style-name="Standard">
      <style:text-properties officeooo:rsid="0148cb81" officeooo:paragraph-rsid="019bde37"/>
    </style:style>
    <style:style style:name="P18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20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21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22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23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24" style:family="paragraph" style:parent-style-name="Standard">
      <style:paragraph-properties fo:text-align="end" style:justify-single-word="false"/>
      <style:text-properties fo:font-size="8pt" officeooo:paragraph-rsid="0313bb75" style:font-size-asian="8pt" style:font-size-complex="8pt"/>
    </style:style>
    <style:style style:name="P25" style:family="paragraph" style:parent-style-name="Standard">
      <style:paragraph-properties fo:text-align="end" style:justify-single-word="false"/>
      <style:text-properties fo:font-size="8pt" officeooo:paragraph-rsid="0313c44c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8pt" officeooo:paragraph-rsid="0313c44c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font-size="8pt" officeooo:rsid="02c6f058" officeooo:paragraph-rsid="0313bb75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8pt" officeooo:rsid="02c6f058" officeooo:paragraph-rsid="0313c44c" style:font-size-asian="8pt" style:font-size-complex="8pt"/>
    </style:style>
    <style:style style:name="P30" style:family="paragraph" style:parent-style-name="Standard">
      <style:text-properties fo:font-size="8pt" officeooo:paragraph-rsid="0313bb75" style:font-size-asian="8pt" style:font-size-complex="8pt"/>
    </style:style>
    <style:style style:name="P31" style:family="paragraph" style:parent-style-name="Standard">
      <style:text-properties fo:font-size="8pt" officeooo:paragraph-rsid="0313c44c" style:font-size-asian="8pt" style:font-size-complex="8pt"/>
    </style:style>
    <style:style style:name="P32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1d382b3" style:font-size-asian="8pt" style:font-weight-asian="normal" style:font-size-complex="8pt" style:font-weight-complex="normal"/>
    </style:style>
    <style:style style:name="P38" style:family="paragraph" style:parent-style-name="Standard">
      <style:text-properties fo:font-size="8pt" fo:font-weight="normal" officeooo:rsid="02a991fa" officeooo:paragraph-rsid="0313bb75" style:font-size-asian="8pt" style:font-weight-asian="normal" style:font-size-complex="8pt" style:font-weight-complex="normal"/>
    </style:style>
    <style:style style:name="P39" style:family="paragraph" style:parent-style-name="Standard">
      <style:text-properties fo:font-size="8pt" fo:font-weight="normal" officeooo:rsid="02a991fa" officeooo:paragraph-rsid="0313c44c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end" style:justify-single-word="false"/>
      <style:text-properties fo:font-size="8pt" fo:font-weight="normal" officeooo:paragraph-rsid="0313c44c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bold" officeooo:rsid="02a991fa" officeooo:paragraph-rsid="0313bb75" style:font-size-asian="8pt" style:font-weight-asian="bold" style:font-size-complex="8pt" style:font-weight-complex="bold"/>
    </style:style>
    <style:style style:name="P43" style:family="paragraph" style:parent-style-name="Standard">
      <style:text-properties fo:font-size="8pt" fo:font-weight="bold" officeooo:rsid="02a991fa" officeooo:paragraph-rsid="0313c44c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end" style:justify-single-word="false"/>
      <style:text-properties fo:font-size="8pt" fo:font-weight="bold" officeooo:paragraph-rsid="0313bb75" style:font-size-asian="8pt" style:font-weight-asian="bold" style:font-size-complex="8pt" style:font-weight-complex="bold"/>
    </style:style>
    <style:style style:name="P45" style:family="paragraph" style:parent-style-name="Standard">
      <style:paragraph-properties fo:text-align="end" style:justify-single-word="false"/>
      <style:text-properties fo:font-size="8pt" fo:font-weight="bold" officeooo:paragraph-rsid="0313c44c" style:font-size-asian="8pt" style:font-weight-asian="bold" style:font-size-complex="8pt" style:font-weight-complex="bold"/>
    </style:style>
    <style:style style:name="P46" style:family="paragraph" style:parent-style-name="Standard">
      <style:text-properties officeooo:paragraph-rsid="018a4547"/>
    </style:style>
    <style:style style:name="P47" style:family="paragraph" style:parent-style-name="Standard">
      <style:text-properties officeooo:paragraph-rsid="027764ab"/>
    </style:style>
    <style:style style:name="P48" style:family="paragraph" style:parent-style-name="Standard">
      <style:text-properties officeooo:rsid="0275a19d" officeooo:paragraph-rsid="0011662f"/>
    </style:style>
    <style:style style:name="P49" style:family="paragraph" style:parent-style-name="Standard">
      <style:text-properties officeooo:rsid="027bb793" officeooo:paragraph-rsid="0011662f"/>
    </style:style>
    <style:style style:name="P50" style:family="paragraph" style:parent-style-name="Standard">
      <style:text-properties officeooo:rsid="027bb793" officeooo:paragraph-rsid="0194529a"/>
    </style:style>
    <style:style style:name="P51" style:family="paragraph" style:parent-style-name="Standard">
      <style:text-properties officeooo:rsid="027bb793" officeooo:paragraph-rsid="02a262fe"/>
    </style:style>
    <style:style style:name="P52" style:family="paragraph" style:parent-style-name="Standard">
      <style:text-properties officeooo:rsid="027bb793" officeooo:paragraph-rsid="02981f97"/>
    </style:style>
    <style:style style:name="P53" style:family="paragraph" style:parent-style-name="Standard">
      <style:text-properties officeooo:rsid="027bb793" officeooo:paragraph-rsid="017cf537"/>
    </style:style>
    <style:style style:name="P54" style:family="paragraph" style:parent-style-name="Standard">
      <style:text-properties officeooo:rsid="027bb793" officeooo:paragraph-rsid="02150116"/>
    </style:style>
    <style:style style:name="P55" style:family="paragraph" style:parent-style-name="Standard">
      <style:text-properties officeooo:rsid="027bb793" officeooo:paragraph-rsid="013d717b"/>
    </style:style>
    <style:style style:name="P56" style:family="paragraph" style:parent-style-name="Standard">
      <style:text-properties officeooo:rsid="027bb793" officeooo:paragraph-rsid="0233b4fd"/>
    </style:style>
    <style:style style:name="P57" style:family="paragraph" style:parent-style-name="Standard">
      <style:text-properties officeooo:rsid="027bb793" officeooo:paragraph-rsid="0266cb16"/>
    </style:style>
    <style:style style:name="P58" style:family="paragraph" style:parent-style-name="Standard">
      <style:text-properties officeooo:rsid="027bb793" officeooo:paragraph-rsid="02626272"/>
    </style:style>
    <style:style style:name="P59" style:family="paragraph" style:parent-style-name="Standard">
      <style:text-properties officeooo:rsid="027bb793" officeooo:paragraph-rsid="02630a19"/>
    </style:style>
    <style:style style:name="P60" style:family="paragraph" style:parent-style-name="Standard">
      <style:text-properties officeooo:rsid="027d3b0a" officeooo:paragraph-rsid="0266cb16"/>
    </style:style>
    <style:style style:name="P61" style:family="paragraph" style:parent-style-name="Standard">
      <style:text-properties officeooo:rsid="027d3b0a" officeooo:paragraph-rsid="01d5056c"/>
    </style:style>
    <style:style style:name="P62" style:family="paragraph" style:parent-style-name="Standard">
      <style:text-properties officeooo:rsid="027d3b0a" officeooo:paragraph-rsid="00dc0db3"/>
    </style:style>
    <style:style style:name="P63" style:family="paragraph" style:parent-style-name="Standard">
      <style:text-properties officeooo:rsid="027d3b0a" officeooo:paragraph-rsid="00cc61e2"/>
    </style:style>
    <style:style style:name="P64" style:family="paragraph" style:parent-style-name="Standard">
      <style:text-properties officeooo:rsid="027d3b0a" officeooo:paragraph-rsid="0011662f"/>
    </style:style>
    <style:style style:name="P65" style:family="paragraph" style:parent-style-name="Standard">
      <style:text-properties officeooo:rsid="027e25fd" officeooo:paragraph-rsid="0011662f"/>
    </style:style>
    <style:style style:name="P66" style:family="paragraph" style:parent-style-name="Standard">
      <style:text-properties officeooo:rsid="027e25fd" officeooo:paragraph-rsid="013ef1eb"/>
    </style:style>
    <style:style style:name="P67" style:family="paragraph" style:parent-style-name="Standard">
      <style:text-properties officeooo:rsid="027e25fd" officeooo:paragraph-rsid="026c3fa9"/>
    </style:style>
    <style:style style:name="P68" style:family="paragraph" style:parent-style-name="Standard">
      <style:text-properties officeooo:rsid="027e25fd" officeooo:paragraph-rsid="0193230f"/>
    </style:style>
    <style:style style:name="P69" style:family="paragraph" style:parent-style-name="Standard">
      <style:text-properties officeooo:rsid="02a5c7aa" officeooo:paragraph-rsid="0313bb75"/>
    </style:style>
    <style:style style:name="P70" style:family="paragraph" style:parent-style-name="Standard">
      <style:text-properties officeooo:rsid="02a5c7aa" officeooo:paragraph-rsid="0313c44c"/>
    </style:style>
    <style:style style:name="P71" style:family="paragraph" style:parent-style-name="Standard">
      <style:text-properties officeooo:paragraph-rsid="030b4fa9"/>
    </style:style>
    <style:style style:name="P72" style:family="paragraph" style:parent-style-name="Standard">
      <style:text-properties officeooo:paragraph-rsid="0011662f"/>
    </style:style>
    <style:style style:name="P73" style:family="paragraph" style:parent-style-name="Table_20_Contents">
      <style:text-properties fo:font-size="8pt" style:font-size-asian="8pt" style:font-size-complex="8pt"/>
    </style:style>
    <style:style style:name="P74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75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76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77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78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79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80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81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8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3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84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85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86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87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88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89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90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91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92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94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97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98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99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00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0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02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fo:font-size="8pt" officeooo:paragraph-rsid="0313c44c" style:font-size-asian="8pt" style:font-size-complex="8pt"/>
    </style:style>
    <style:style style:name="P104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105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106" style:family="paragraph" style:parent-style-name="Table_20_Contents">
      <style:text-properties fo:font-size="8pt" officeooo:paragraph-rsid="00dc0db3" style:font-size-asian="8pt" style:font-size-complex="8pt"/>
    </style:style>
    <style:style style:name="P107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108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109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110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111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112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113" style:family="paragraph" style:parent-style-name="Table_20_Contents">
      <style:text-properties fo:font-size="8pt" officeooo:rsid="01018c73" style:font-size-asian="8pt" style:font-size-complex="8pt"/>
    </style:style>
    <style:style style:name="P114" style:family="paragraph" style:parent-style-name="Table_20_Contents">
      <style:text-properties fo:font-size="8pt" officeooo:paragraph-rsid="00eb2b76" style:font-size-asian="8pt" style:font-size-complex="8pt"/>
    </style:style>
    <style:style style:name="P115" style:family="paragraph" style:parent-style-name="Table_20_Contents">
      <style:text-properties fo:font-size="8pt" officeooo:paragraph-rsid="00efd68e" style:font-size-asian="8pt" style:font-size-complex="8pt"/>
    </style:style>
    <style:style style:name="P116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117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18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19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1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2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3" style:family="paragraph" style:parent-style-name="Table_20_Contents">
      <style:text-properties fo:font-size="8pt" officeooo:paragraph-rsid="0266cb16" style:font-size-asian="8pt" style:font-size-complex="8pt"/>
    </style:style>
    <style:style style:name="P12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25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26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27" style:family="paragraph" style:parent-style-name="Table_20_Contents">
      <style:paragraph-properties fo:text-align="end" style:justify-single-word="false"/>
      <style:text-properties fo:font-size="8pt" officeooo:rsid="01d2d35b" officeooo:paragraph-rsid="0313c44c" style:font-size-asian="8pt" style:font-size-complex="8pt"/>
    </style:style>
    <style:style style:name="P128" style:family="paragraph" style:parent-style-name="Table_20_Contents">
      <style:paragraph-properties fo:text-align="start" style:justify-single-word="false"/>
      <style:text-properties fo:font-size="8pt" officeooo:rsid="02f9741d" officeooo:paragraph-rsid="0313bb75" style:font-size-asian="8pt" style:font-size-complex="8pt"/>
    </style:style>
    <style:style style:name="P129" style:family="paragraph" style:parent-style-name="Table_20_Contents">
      <style:paragraph-properties fo:text-align="start" style:justify-single-word="false"/>
      <style:text-properties fo:font-size="8pt" officeooo:rsid="02f9741d" officeooo:paragraph-rsid="0313c44c" style:font-size-asian="8pt" style:font-size-complex="8pt"/>
    </style:style>
    <style:style style:name="P130" style:family="paragraph" style:parent-style-name="Table_20_Contents">
      <style:text-properties fo:font-size="8pt" officeooo:paragraph-rsid="02626272" style:font-size-asian="8pt" style:font-size-complex="8pt"/>
    </style:style>
    <style:style style:name="P131" style:family="paragraph" style:parent-style-name="Table_20_Contents">
      <style:text-properties fo:font-size="8pt" officeooo:paragraph-rsid="0313bb75" style:font-size-asian="8pt" style:font-size-complex="8pt"/>
    </style:style>
    <style:style style:name="P132" style:family="paragraph" style:parent-style-name="Table_20_Contents">
      <style:text-properties fo:font-size="8pt" officeooo:paragraph-rsid="0313c44c" style:font-size-asian="8pt" style:font-size-complex="8pt"/>
    </style:style>
    <style:style style:name="P133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end" style:justify-single-word="false"/>
      <style:text-properties fo:font-size="8pt" fo:font-weight="bold" officeooo:paragraph-rsid="0313bb75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fo:font-size="8pt" fo:font-weight="bold" officeooo:paragraph-rsid="0313c44c" style:font-size-asian="8pt" style:font-weight-asian="bold" style:font-size-complex="8pt" style:font-weight-complex="bold"/>
    </style:style>
    <style:style style:name="P142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43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0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1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2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3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54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155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156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157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58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9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2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3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4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65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71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172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73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7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178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8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82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83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84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5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6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7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8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189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90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c44c" style:font-size-asian="8pt" style:font-style-asian="normal" style:font-weight-asian="normal" style:font-size-complex="8pt" style:font-style-complex="normal" style:font-weight-complex="normal"/>
    </style:style>
    <style:style style:name="P191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197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98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4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5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6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7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208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209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210" style:family="paragraph" style:parent-style-name="Table_20_Contents">
      <style:text-properties fo:font-size="10pt" officeooo:paragraph-rsid="0011662f" style:font-size-asian="10pt" style:font-size-complex="10pt"/>
    </style:style>
    <style:style style:name="P211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12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13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214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215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216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217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218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19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24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8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29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30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31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32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33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4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237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38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3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42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43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4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45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46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47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4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49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50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5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52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5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54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55" style:family="paragraph" style:parent-style-name="Standard">
      <style:paragraph-properties fo:break-before="page"/>
      <style:text-properties officeooo:rsid="00504db6" officeooo:paragraph-rsid="0011662f"/>
    </style:style>
    <style:style style:name="P256" style:family="paragraph" style:parent-style-name="Standard">
      <style:paragraph-properties fo:break-before="page"/>
      <style:text-properties officeooo:rsid="00504db6" officeooo:paragraph-rsid="02626272"/>
    </style:style>
    <style:style style:name="P257" style:family="paragraph" style:parent-style-name="Standard">
      <style:paragraph-properties fo:break-before="page"/>
      <style:text-properties officeooo:paragraph-rsid="0011662f"/>
    </style:style>
    <style:style style:name="P258" style:family="paragraph" style:parent-style-name="Standard">
      <style:text-properties officeooo:rsid="02c91e59" officeooo:paragraph-rsid="0313bb75"/>
    </style:style>
    <style:style style:name="P259" style:family="paragraph" style:parent-style-name="Standard">
      <style:text-properties officeooo:rsid="02c91e59" officeooo:paragraph-rsid="0313c44c"/>
    </style:style>
    <style:style style:name="P260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61" style:family="paragraph" style:parent-style-name="Heading_20_1">
      <style:paragraph-properties fo:margin-top="0.222cm" fo:margin-bottom="0.212cm" style:contextual-spacing="false"/>
      <style:text-properties officeooo:paragraph-rsid="02150116"/>
    </style:style>
    <style:style style:name="P262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63" style:family="paragraph" style:parent-style-name="Heading_20_1">
      <style:paragraph-properties fo:break-before="page"/>
      <style:text-properties officeooo:paragraph-rsid="02a4cc4c"/>
    </style:style>
    <style:style style:name="P264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65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 fo:break-before="page" fo:keep-with-next="always"/>
      <style:text-properties officeooo:rsid="021b5327" officeooo:paragraph-rsid="0266cb16"/>
    </style:style>
    <style:style style:name="P266" style:family="paragraph" style:parent-style-name="Heading_20_2">
      <style:paragraph-properties fo:break-before="page"/>
      <style:text-properties officeooo:paragraph-rsid="026462c6"/>
    </style:style>
    <style:style style:name="P267" style:family="paragraph" style:parent-style-name="Heading_20_2">
      <style:paragraph-properties fo:break-before="page"/>
      <style:text-properties officeooo:paragraph-rsid="01759371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officeooo:rsid="00413775"/>
    </style:style>
    <style:style style:name="T12" style:family="text">
      <style:text-properties officeooo:rsid="0047a1d1"/>
    </style:style>
    <style:style style:name="T13" style:family="text">
      <style:text-properties officeooo:rsid="006386f9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89878"/>
    </style:style>
    <style:style style:name="T27" style:family="text">
      <style:text-properties officeooo:rsid="013b446d"/>
    </style:style>
    <style:style style:name="T28" style:family="text">
      <style:text-properties officeooo:rsid="0149033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96b589" style:font-weight-asian="bold" style:font-weight-complex="bold"/>
    </style:style>
    <style:style style:name="T31" style:family="text">
      <style:text-properties fo:font-weight="bold" officeooo:rsid="01ae8ca4" style:font-weight-asian="bold" style:font-weight-complex="bold"/>
    </style:style>
    <style:style style:name="T32" style:family="text">
      <style:text-properties fo:font-weight="bold" officeooo:rsid="003b0ab6" style:font-weight-asian="bold" style:font-weight-complex="bold"/>
    </style:style>
    <style:style style:name="T33" style:family="text">
      <style:text-properties officeooo:rsid="000036b1"/>
    </style:style>
    <style:style style:name="T34" style:family="text">
      <style:text-properties officeooo:rsid="01b5fa38"/>
    </style:style>
    <style:style style:name="T35" style:family="text">
      <style:text-properties officeooo:rsid="01b9e82e"/>
    </style:style>
    <style:style style:name="T36" style:family="text">
      <style:text-properties officeooo:rsid="01c7c130"/>
    </style:style>
    <style:style style:name="T37" style:family="text">
      <style:text-properties officeooo:rsid="01f6e32f"/>
    </style:style>
    <style:style style:name="T38" style:family="text">
      <style:text-properties officeooo:rsid="01fb6c93"/>
    </style:style>
    <style:style style:name="T39" style:family="text">
      <style:text-properties officeooo:rsid="020937cc"/>
    </style:style>
    <style:style style:name="T40" style:family="text">
      <style:text-properties officeooo:rsid="0249630e"/>
    </style:style>
    <style:style style:name="T41" style:family="text">
      <style:text-properties officeooo:rsid="025d3f40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237f0b0" style:font-style-asian="italic" style:font-style-complex="italic"/>
    </style:style>
    <style:style style:name="T44" style:family="text">
      <style:text-properties fo:font-style="italic" officeooo:rsid="0238ea6e" style:font-style-asian="italic" style:font-style-complex="italic"/>
    </style:style>
    <style:style style:name="T45" style:family="text">
      <style:text-properties officeooo:rsid="02a5c7aa"/>
    </style:style>
    <style:style style:name="T46" style:family="text">
      <style:text-properties officeooo:rsid="02aeac7b"/>
    </style:style>
    <style:style style:name="T47" style:family="text">
      <style:text-properties officeooo:rsid="02fd8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text-input text:description="&lt;for each=&quot;sessions in [getSessions(objects)]&quot;&gt;">=1)  FOR EACH sessions</text:text-input></text:p>
      <text:p text:style-name="P49"><text:text-input text:description="&lt;for each=&quot;sessionGroups in [getSessionGroups(sessions)]&quot;&gt;">==2) FOR EACH sessionGroups</text:text-input></text:p>
      <text:p text:style-name="P49"><text:text-input text:description="&lt;if test=&quot;len(sessionGroups) &gt; 1&quot;&gt;">===3) IF more_groups</text:text-input></text:p>
      <text:p text:style-name="P50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7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60" text:outline-level="1">Verkaufsübersicht</text:h>
                  <text:p text:style-name="P18"><text:text-input text:description="&lt;stat.name&gt;">NAME</text:text-input></text:p>
                </table:table-cell>
              </table:table-row>
            </table:table>
            <text:p text:style-name="Standard"/>
            <text:p text:style-name="P71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19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3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18">Verkäufe <text:span text:style-name="T30">(</text:span><text:span text:style-name="T30"><text:text-input text:description="&lt;stat.order_count&gt;">COUNT</text:text-input></text:span><text:span text:style-name="T30">)</text:span></text:p>
          </table:table-cell>
          <table:table-cell table:style-name="Tabelle32.B4" office:value-type="string">
            <text:p text:style-name="P192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16">Umsätze <text:span text:style-name="T13">nach Zahlungsart</text:span></text:p>
          </table:table-cell>
          <table:table-cell table:style-name="Tabelle32.D4" office:value-type="string">
            <text:p text:style-name="P191"><text:span text:style-name="T46"><text:text-input text:description="&lt;formatLang(stat.turnover_all)&gt;">TURNOVER_ALL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81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64"><text:text-input text:description="&lt;if test=&quot;turnover.is_taxed&quot;&gt;">IF tax</text:text-input></text:p>
                  <text:p text:style-name="P158"><text:span text:style-name="T16">Verkäufe inkl. </text:span><text:span text:style-name="T16"><text:text-input text:description="&lt;turnover.name&gt;">NAME</text:text-input></text:span></text:p>
                  <text:p text:style-name="P188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4"><text:text-input text:description="&lt;/if&gt;">END IF</text:text-input></text:p>
                  <text:p text:style-name="P168"><text:text-input text:description="&lt;if test=&quot;not turnover.is_taxed&quot;&gt;">IF not tax</text:text-input></text:p>
                  <text:p text:style-name="P143">Verkäufe</text:p>
                  <text:p text:style-name="P164"><text:text-input text:description="&lt;/if&gt;">END IF</text:text-input></text:p>
                </table:table-cell>
                <table:table-cell table:style-name="Tabelle37.A1" office:value-type="string">
                  <text:p text:style-name="P13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49"><text:text-input text:description="&lt;if test=&quot;len(stat.turnoverDetails)  &lt; 13&quot;&gt;">IF product_details</text:text-input></text:p>
            <text:p text:style-name="P245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52"><text:text-input text:description="&lt;detail.name&gt;">name</text:text-input></text:p>
                  <text:p text:style-name="P252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54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50"><text:text-input text:description="&lt;/for&gt;">END FOR</text:text-input></text:p>
            <text:p text:style-name="P250"><text:text-input text:description="&lt;/if&gt;">END IF</text:text-input></text:p>
            <text:p text:style-name="P250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19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45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39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70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95"><text:text-input text:description="&lt;user.user.name&gt;">user</text:text-input></text:p>
                </table:table-cell>
                <table:table-cell table:style-name="Tabelle35.A1" office:value-type="string">
                  <text:p text:style-name="P92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34"><text:text-input text:description="&lt;/for&gt;">END FOR</text:text-input></text:p>
            <text:p text:style-name="P37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63"><text:text-input text:description="&lt;if test=&quot;turnover.is_taxed&quot;&gt;">IF tax</text:text-input></text:p>
                  <text:p text:style-name="P187"><text:span text:style-name="T16">Verkäufe inkl. </text:span><text:span text:style-name="T16"><text:text-input text:description="&lt;turnover.name&gt;">NAME</text:text-input></text:span></text:p>
                  <text:p text:style-name="P187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3"><text:text-input text:description="&lt;/if&gt;">END IF</text:text-input></text:p>
                  <text:p text:style-name="P167"><text:text-input text:description="&lt;if test=&quot;not turnover.is_taxed&quot;&gt;">IF not tax</text:text-input></text:p>
                  <text:p text:style-name="P183">Verkäufe</text:p>
                  <text:p text:style-name="P161"><text:text-input text:description="&lt;/if&gt;">END IF</text:text-input></text:p>
                </table:table-cell>
                <table:table-cell table:style-name="Tabelle36.A1" office:value-type="string">
                  <text:p text:style-name="P185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5"><text:text-input text:description="&lt;/for&gt;">END FOR</text:text-input></text:p>
            <text:p text:style-name="P2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9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1">Auszahlung</text:p>
          </table:table-cell>
          <table:table-cell table:style-name="Tabelle32.D7" office:value-type="string">
            <text:p text:style-name="P4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78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57"><text:text-input text:description="&lt;expense.name&gt;">NAME</text:text-input></text:p>
                </table:table-cell>
                <table:table-cell table:style-name="Tabelle31.B1" office:value-type="string">
                  <text:p text:style-name="P138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77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82"/>
                </table:table-cell>
                <table:table-cell table:style-name="Tabelle33.A1" office:value-type="string">
                  <text:p text:style-name="P94"><text:text-input text:description="&lt;l.name&gt;">01.01.2016</text:text-input></text:p>
                </table:table-cell>
                <table:table-cell table:style-name="Tabelle33.A1" office:value-type="string">
                  <text:p text:style-name="P91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7"><text:text-input text:description="&lt;/for&gt;">END FOR</text:text-input></text:p>
            <text:p text:style-name="P75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2">Einzahlung</text:p>
          </table:table-cell>
          <table:table-cell table:style-name="Tabelle32.D10" office:value-type="string">
            <text:p text:style-name="P4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78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57"><text:text-input text:description="&lt;income.name&gt;">NAME</text:text-input></text:p>
                </table:table-cell>
                <table:table-cell table:style-name="Tabelle29.A1" office:value-type="string">
                  <text:p text:style-name="P138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76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91"/>
                </table:table-cell>
                <table:table-cell table:style-name="Tabelle30.A1" office:value-type="string">
                  <text:p text:style-name="P94"><text:text-input text:description="&lt;l.name&gt;">01.01.2016</text:text-input></text:p>
                </table:table-cell>
                <table:table-cell table:style-name="Tabelle30.A1" office:value-type="string">
                  <text:p text:style-name="P91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6"><text:text-input text:description="&lt;/for&gt;">END FOR</text:text-input></text:p>
            <text:p text:style-name="P75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208"/>
          </table:table-cell>
          <table:covered-table-cell/>
          <table:table-cell table:style-name="Tabelle32.C12" office:value-type="string">
            <text:p text:style-name="P6">S<text:span text:style-name="T35">umme</text:span></text:p>
          </table:table-cell>
          <table:table-cell table:style-name="Tabelle32.D12" office:value-type="string">
            <text:p text:style-name="P195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58"><text:text-input text:description="&lt;if test=&quot;stat.days&quot;&gt;">=====5) IF days</text:text-input></text:p>
      <text:p text:style-name="P16"/>
      <text:p text:style-name="P256"/>
      <text:h text:style-name="P264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98">Datum</text:p>
            <text:p text:style-name="P238">(Verkäufe)</text:p>
          </table:table-cell>
          <table:table-cell table:style-name="Tabelle6.A1" office:value-type="string">
            <text:p text:style-name="P98">Sitzung</text:p>
          </table:table-cell>
          <table:table-cell table:style-name="Tabelle6.A1" office:value-type="string">
            <text:p text:style-name="P98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98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98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41">Umsatz</text:p>
          </table:table-cell>
        </table:table-row>
      </table:table>
      <text:p text:style-name="P58"><text:text-input text:description="&lt;for each=&quot;day in stat.days&quot;&gt;">======6) FOR EACH day</text:text-input></text:p>
      <text:p text:style-name="P58"><text:text-input text:description="&lt;if test=&quot;day.sessions&quot;&gt;">=======7) IF sessions</text:text-input></text:p>
      <text:p text:style-name="P58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49"><text:text-input text:description="&lt;formatLang(day.day,date=True)&gt;">01.01.2017</text:text-input></text:p>
            <text:p text:style-name="P179">(<text:text-input text:description="&lt;daily_stat.order_count&gt;">8000</text:text-input>)</text:p>
          </table:table-cell>
          <table:table-cell table:style-name="Tabelle8.A1" office:value-type="string">
            <text:p text:style-name="P100"><text:text-input text:description="&lt;for each=&quot;daily_session in day.sessions&quot;&gt;">FOR daily_session</text:text-input></text:p>
            <text:p text:style-name="P151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47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30"><text:text-input text:description="&lt;/for&gt;">END FOR</text:text-input></text:p>
          </table:table-cell>
          <table:table-cell table:style-name="Tabelle8.A1" office:value-type="string">
            <text:p text:style-name="P122"><text:text-input text:description="&lt;for each=&quot;turnover in daily_stat.turnoverList&quot;&gt;">FOR EACH turnover</text:text-input></text:p>
            <text:p text:style-name="P122"><text:text-input text:description="&lt;if test=&quot;turnover.is_taxed&quot;&gt;">IF tax</text:text-input></text:p>
            <text:p text:style-name="P122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122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122"><text:text-input text:description="&lt;/if&gt;">END IF</text:text-input></text:p>
            <text:p text:style-name="P122"><text:text-input text:description="&lt;if test=&quot;not turnover.is_taxed&quot;&gt;">IF not tax</text:text-input></text:p>
            <text:p text:style-name="P122">ohne Steuer<text:tab/><text:span text:style-name="T37"><text:text-input text:description="&lt;formatLang(turnover.sum)&gt;">10.000,00</text:text-input></text:span></text:p>
            <text:p text:style-name="P122"><text:text-input text:description="&lt;/if&gt;">END IF</text:text-input></text:p>
            <text:p text:style-name="P122"><text:text-input text:description="&lt;/for&gt;">END FOR</text:text-input></text:p>
          </table:table-cell>
          <table:table-cell table:style-name="Tabelle8.A1" office:value-type="string">
            <text:p text:style-name="P118"><text:text-input text:description="&lt;for each=&quot;st in daily_stat.statements&quot;&gt;">FOR EACH st</text:text-input></text:p>
            <text:p text:style-name="P118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118"><text:text-input text:description="&lt;/for&gt;">END FOR</text:text-input></text:p>
          </table:table-cell>
          <table:table-cell table:style-name="Tabelle8.A1" office:value-type="string">
            <text:p text:style-name="P120"><text:text-input text:description="&lt;for each=&quot;expense in daily_stat.expenseList&quot;&gt;">FOR EACH expense</text:text-input></text:p>
            <text:p text:style-name="P120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181"><text:text-input text:description="&lt;/for&gt;">END FOR</text:text-input></text:p>
            <text:p text:style-name="P125"><text:text-input text:description="&lt;for each=&quot;income in daily_stat.incomeList&quot;&gt;">FOR EACH income</text:text-input></text:p>
            <text:p text:style-name="P120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181"><text:text-input text:description="&lt;/for&gt;">END FOR</text:text-input></text:p>
          </table:table-cell>
          <table:table-cell table:style-name="Tabelle8.F1" office:value-type="string">
            <text:p text:style-name="P243"><text:text-input text:description="&lt;formatLang(daily_stat.turnover)&gt;">10.000,00</text:text-input></text:p>
          </table:table-cell>
        </table:table-row>
      </table:table>
      <text:p text:style-name="P58"><text:text-input text:description="&lt;/for&gt;">========8) END FOR</text:text-input></text:p>
      <text:p text:style-name="P58"><text:text-input text:description="&lt;/if&gt;">=======7) END IF</text:text-input></text:p>
      <text:p text:style-name="P58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98"><text:text-input text:description="&lt;formatLang(day.day,date=True)&gt;">01.01.2017</text:text-input></text:p>
          </table:table-cell>
          <table:table-cell table:style-name="Tabelle9.A1" office:value-type="string">
            <text:p text:style-name="P100"/>
          </table:table-cell>
          <table:table-cell table:style-name="Tabelle9.A1" office:value-type="string">
            <text:p text:style-name="P100"/>
          </table:table-cell>
          <table:table-cell table:style-name="Tabelle9.A1" office:value-type="string">
            <text:p text:style-name="P100"/>
          </table:table-cell>
          <table:table-cell table:style-name="Tabelle9.A1" office:value-type="string">
            <text:p text:style-name="P100"/>
          </table:table-cell>
          <table:table-cell table:style-name="Tabelle9.F1" office:value-type="string">
            <text:p text:style-name="P100"/>
          </table:table-cell>
        </table:table-row>
      </table:table>
      <text:p text:style-name="P58"><text:text-input text:description="&lt;/if&gt;">=======9) END IF</text:text-input></text:p>
      <text:p text:style-name="P58"><text:text-input text:description="&lt;/for&gt;">======6) END FOR</text:text-input></text:p>
      <text:p text:style-name="P59"><text:text-input text:description="&lt;/if&gt;">=====5) END IF</text:text-input></text:p>
      <text:p text:style-name="P51"><text:text-input text:description="&lt;if test=&quot;len(stat.turnoverDetails)  &gt;= 13&quot;&gt;">=====10) IF product_details</text:text-input></text:p>
      <text:h text:style-name="P263" text:outline-level="1">Produkt <text:span text:style-name="T36">Statistik</text:span></text:h>
      <text:p text:style-name="P69"><text:text-input text:description="&lt;for each=&quot;pgroup in groupDetail(stat.turnoverDetails)&quot;&gt;">======11) FOR EACH pgroup</text:text-input></text:p>
      <text:p text:style-name="P69"><text:text-input text:description="&lt;if test=&quot;pgroup.level == 1&quot;&gt;">IF level_1</text:text-input></text:p>
      <text:p text:style-name="P69"/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9"><text:text-input text:description="&lt;pgroup.name&gt;">pgroup_name</text:text-input></text:p>
          </table:table-cell>
          <table:table-cell table:style-name="Tabelle56.B1" office:value-type="string">
            <text:p text:style-name="P7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258"><text:text-input text:description="&lt;if test=&quot;pgroup.level == 2&quot;&gt;">IF level_2</text:text-input></text:p>
      <text:p text:style-name="P69"/>
      <table:table table:name="Tabelle57" table:style-name="Tabelle57">
        <table:table-column table:style-name="Tabelle57.A"/>
        <table:table-column table:style-name="Tabelle57.B"/>
        <table:table-row>
          <table:table-cell table:style-name="Tabelle57.A1" office:value-type="string">
            <text:p text:style-name="P42"><text:text-input text:description="&lt;pgroup.name&gt;">pgroup_name</text:text-input></text:p>
          </table:table-cell>
          <table:table-cell table:style-name="Tabelle57.B1" office:value-type="string">
            <text:p text:style-name="P44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258"><text:text-input text:description="&lt;if test=&quot;pgroup.level &gt; 2&quot;&gt;">IF level_3</text:text-input></text:p>
      <text:p text:style-name="P69"/>
      <table:table table:name="Tabelle58" table:style-name="Tabelle58">
        <table:table-column table:style-name="Tabelle58.A"/>
        <table:table-column table:style-name="Tabelle58.B"/>
        <table:table-row>
          <table:table-cell table:style-name="Tabelle58.A1" office:value-type="string">
            <text:p text:style-name="P38"><text:text-input text:description="&lt;pgroup.name&gt;">pgroup_name</text:text-input></text:p>
          </table:table-cell>
          <table:table-cell table:style-name="Tabelle58.B1" office:value-type="string">
            <text:p text:style-name="P40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if test=&quot;pgroup.details&quot;&gt;">=======12) IF details</text:text-input></text:p>
      <text:p text:style-name="P69"><text:text-input text:description="&lt;if test=&quot;pgroup.level == 1&quot;&gt;">IF level_1</text:text-input></text:p>
      <table:table table:name="Tabelle59" table:style-name="Tabelle59">
        <table:table-column table:style-name="Tabelle59.A"/>
        <table:table-column table:style-name="Tabelle59.B"/>
        <table:table-column table:style-name="Tabelle59.C"/>
        <table:table-column table:style-name="Tabelle59.D"/>
        <table:table-column table:style-name="Tabelle59.E"/>
        <table:table-column table:style-name="Tabelle59.D"/>
        <table:table-column table:style-name="Tabelle59.G"/>
        <table:table-row>
          <table:table-cell table:style-name="Tabelle59.A1" office:value-type="string">
            <text:p text:style-name="P30">Produkt</text:p>
          </table:table-cell>
          <table:table-cell table:style-name="Tabelle59.A1" office:value-type="string">
            <text:p text:style-name="P28">Steuer</text:p>
          </table:table-cell>
          <table:table-cell table:style-name="Tabelle59.A1" office:value-type="string">
            <text:p text:style-name="P24">Preis <text:text-input text:description="&lt;stat.currency&gt;">CUR</text:text-input></text:p>
          </table:table-cell>
          <table:table-cell table:style-name="Tabelle59.A1" office:value-type="string">
            <text:p text:style-name="P26">Rabatt %</text:p>
          </table:table-cell>
          <table:table-cell table:style-name="Tabelle59.A1" office:value-type="string">
            <text:p text:style-name="P24">Menge</text:p>
          </table:table-cell>
          <table:table-cell table:style-name="Tabelle59.A1" office:value-type="string">
            <text:p text:style-name="P26">Einheit</text:p>
          </table:table-cell>
          <table:table-cell table:style-name="Tabelle59.G1" office:value-type="string">
            <text:p text:style-name="P24">Gesamt <text:text-input text:description="&lt;stat.currency&gt;">CUR</text:text-input></text:p>
          </table:table-cell>
        </table:table-row>
      </table:table>
      <text:p text:style-name="P69"><text:text-input text:description="&lt;/if&gt;">END IF</text:text-input></text:p>
      <text:p text:style-name="P258"><text:text-input text:description="&lt;if test=&quot;pgroup.level == 2&quot;&gt;">IF level_2</text:text-input></text:p>
      <table:table table:name="Tabelle60" table:style-name="Tabelle60">
        <table:table-column table:style-name="Tabelle60.A"/>
        <table:table-column table:style-name="Tabelle60.B"/>
        <table:table-column table:style-name="Tabelle60.C"/>
        <table:table-column table:style-name="Tabelle60.D"/>
        <table:table-column table:style-name="Tabelle60.E"/>
        <table:table-column table:style-name="Tabelle60.D"/>
        <table:table-column table:style-name="Tabelle60.G"/>
        <table:table-row>
          <table:table-cell table:style-name="Tabelle60.A1" office:value-type="string">
            <text:p text:style-name="P30">Produkt</text:p>
          </table:table-cell>
          <table:table-cell table:style-name="Tabelle60.A1" office:value-type="string">
            <text:p text:style-name="P28">Steuer</text:p>
          </table:table-cell>
          <table:table-cell table:style-name="Tabelle60.A1" office:value-type="string">
            <text:p text:style-name="P24">Preis <text:text-input text:description="&lt;stat.currency&gt;">CUR</text:text-input></text:p>
          </table:table-cell>
          <table:table-cell table:style-name="Tabelle60.A1" office:value-type="string">
            <text:p text:style-name="P26">Rabatt %</text:p>
          </table:table-cell>
          <table:table-cell table:style-name="Tabelle60.A1" office:value-type="string">
            <text:p text:style-name="P24">Menge</text:p>
          </table:table-cell>
          <table:table-cell table:style-name="Tabelle60.A1" office:value-type="string">
            <text:p text:style-name="P26">Einheit</text:p>
          </table:table-cell>
          <table:table-cell table:style-name="Tabelle60.G1" office:value-type="string">
            <text:p text:style-name="P24">Gesamt <text:text-input text:description="&lt;stat.currency&gt;">CUR</text:text-input></text:p>
          </table:table-cell>
        </table:table-row>
      </table:table>
      <text:p text:style-name="P69"><text:text-input text:description="&lt;/if&gt;">END IF</text:text-input></text:p>
      <text:p text:style-name="P258"><text:text-input text:description="&lt;if test=&quot;pgroup.level &gt; 2&quot;&gt;">IF level_3</text:text-input></text:p>
      <table:table table:name="Tabelle61" table:style-name="Tabelle61">
        <table:table-column table:style-name="Tabelle61.A"/>
        <table:table-column table:style-name="Tabelle61.B"/>
        <table:table-column table:style-name="Tabelle61.C"/>
        <table:table-column table:style-name="Tabelle61.D"/>
        <table:table-column table:style-name="Tabelle61.E"/>
        <table:table-column table:style-name="Tabelle61.D"/>
        <table:table-column table:style-name="Tabelle61.G"/>
        <table:table-row>
          <table:table-cell table:style-name="Tabelle61.A1" office:value-type="string">
            <text:p text:style-name="P30">Produkt</text:p>
          </table:table-cell>
          <table:table-cell table:style-name="Tabelle61.A1" office:value-type="string">
            <text:p text:style-name="P28">Steuer</text:p>
          </table:table-cell>
          <table:table-cell table:style-name="Tabelle61.A1" office:value-type="string">
            <text:p text:style-name="P24">Preis <text:text-input text:description="&lt;stat.currency&gt;">CUR</text:text-input></text:p>
          </table:table-cell>
          <table:table-cell table:style-name="Tabelle61.A1" office:value-type="string">
            <text:p text:style-name="P26">Rabatt %</text:p>
          </table:table-cell>
          <table:table-cell table:style-name="Tabelle61.A1" office:value-type="string">
            <text:p text:style-name="P24">Menge</text:p>
          </table:table-cell>
          <table:table-cell table:style-name="Tabelle61.A1" office:value-type="string">
            <text:p text:style-name="P26">Einheit</text:p>
          </table:table-cell>
          <table:table-cell table:style-name="Tabelle61.G1" office:value-type="string">
            <text:p text:style-name="P24">Gesamt <text:text-input text:description="&lt;stat.currency&gt;">CUR</text:text-input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for each=&quot;detail in pgroup.details&quot;&gt;">========13) FOR EACH detail</text:text-input></text:p>
      <text:p text:style-name="P69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1"><text:text-input text:description="&lt;detail.name&gt;">name</text:text-input></text:p>
          </table:table-cell>
          <table:table-cell table:style-name="Tabelle62.A1" office:value-type="string">
            <text:p text:style-name="P102"><text:text-input text:description="&lt;detail.tax_name&gt;">Steuer 20%</text:text-input></text:p>
          </table:table-cell>
          <table:table-cell table:style-name="Tabelle62.A1" office:value-type="string">
            <text:p text:style-name="P189"><text:text-input text:description="&lt;formatLang(detail.price)&gt;">1.000,00</text:text-input></text:p>
          </table:table-cell>
          <table:table-cell table:style-name="Tabelle62.A1" office:value-type="string">
            <text:p text:style-name="P102"><text:text-input text:description="&lt;formatLang(detail.discount)&gt;">100,00</text:text-input></text:p>
          </table:table-cell>
          <table:table-cell table:style-name="Tabelle62.A1" office:value-type="string">
            <text:p text:style-name="P126"><text:text-input text:description="&lt;formatDetailAmount(detail)&gt;">100.000,00</text:text-input></text:p>
          </table:table-cell>
          <table:table-cell table:style-name="Tabelle62.A1" office:value-type="string">
            <text:p text:style-name="P102"><text:text-input text:description="&lt;detail.product.uom_id.name&gt;">Pauschal</text:text-input></text:p>
          </table:table-cell>
          <table:table-cell table:style-name="Tabelle62.G1" office:value-type="string">
            <text:p text:style-name="P126"><text:text-input text:description="&lt;formatLang(detail.amount)&gt;">100.000,00</text:text-input></text:p>
          </table:table-cell>
        </table:table-row>
      </table:table>
      <text:p text:style-name="P69"><text:text-input text:description="&lt;/if&gt;">END IF</text:text-input></text:p>
      <text:p text:style-name="P258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D"/>
        <table:table-column table:style-name="Tabelle63.G"/>
        <table:table-row>
          <table:table-cell table:style-name="Tabelle63.A1" office:value-type="string">
            <text:p text:style-name="P131"><text:text-input text:description="&lt;detail.name&gt;">name</text:text-input></text:p>
          </table:table-cell>
          <table:table-cell table:style-name="Tabelle63.A1" office:value-type="string">
            <text:p text:style-name="P102"><text:text-input text:description="&lt;detail.tax_name&gt;">Steuer 20%</text:text-input></text:p>
          </table:table-cell>
          <table:table-cell table:style-name="Tabelle63.A1" office:value-type="string">
            <text:p text:style-name="P189"><text:text-input text:description="&lt;formatLang(detail.price)&gt;">1.000,00</text:text-input></text:p>
          </table:table-cell>
          <table:table-cell table:style-name="Tabelle63.A1" office:value-type="string">
            <text:p text:style-name="P102"><text:text-input text:description="&lt;formatLang(detail.discount)&gt;">100,00</text:text-input></text:p>
          </table:table-cell>
          <table:table-cell table:style-name="Tabelle63.A1" office:value-type="string">
            <text:p text:style-name="P126"><text:text-input text:description="&lt;formatDetailAmount(detail)&gt;">100.000,00</text:text-input></text:p>
          </table:table-cell>
          <table:table-cell table:style-name="Tabelle63.A1" office:value-type="string">
            <text:p text:style-name="P102"><text:text-input text:description="&lt;detail.product.uom_id.name&gt;">Pauschal</text:text-input></text:p>
          </table:table-cell>
          <table:table-cell table:style-name="Tabelle63.G1" office:value-type="string">
            <text:p text:style-name="P126"><text:text-input text:description="&lt;formatLang(detail.amount)&gt;">100.000,00</text:text-input></text:p>
          </table:table-cell>
        </table:table-row>
      </table:table>
      <text:p text:style-name="P69"><text:text-input text:description="&lt;/if&gt;">END IF</text:text-input></text:p>
      <text:p text:style-name="P258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D"/>
        <table:table-column table:style-name="Tabelle64.G"/>
        <table:table-row>
          <table:table-cell table:style-name="Tabelle64.A1" office:value-type="string">
            <text:p text:style-name="P131"><text:text-input text:description="&lt;detail.name&gt;">name</text:text-input></text:p>
          </table:table-cell>
          <table:table-cell table:style-name="Tabelle64.A1" office:value-type="string">
            <text:p text:style-name="P102"><text:text-input text:description="&lt;detail.tax_name&gt;">Steuer 20%</text:text-input></text:p>
          </table:table-cell>
          <table:table-cell table:style-name="Tabelle64.A1" office:value-type="string">
            <text:p text:style-name="P189"><text:text-input text:description="&lt;formatLang(detail.price)&gt;">1.000,00</text:text-input></text:p>
          </table:table-cell>
          <table:table-cell table:style-name="Tabelle64.A1" office:value-type="string">
            <text:p text:style-name="P102"><text:text-input text:description="&lt;formatLang(detail.discount)&gt;">100,00</text:text-input></text:p>
          </table:table-cell>
          <table:table-cell table:style-name="Tabelle64.A1" office:value-type="string">
            <text:p text:style-name="P126"><text:text-input text:description="&lt;formatDetailAmount(detail)&gt;">100.000,00</text:text-input></text:p>
          </table:table-cell>
          <table:table-cell table:style-name="Tabelle64.A1" office:value-type="string">
            <text:p text:style-name="P102"><text:text-input text:description="&lt;detail.product.uom_id.name&gt;">Pauschal</text:text-input></text:p>
          </table:table-cell>
          <table:table-cell table:style-name="Tabelle64.G1" office:value-type="string">
            <text:p text:style-name="P126"><text:text-input text:description="&lt;formatLang(detail.amount)&gt;">100.000,00</text:text-input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/for&gt;">========13) END FOR</text:text-input></text:p>
      <text:p text:style-name="P69"><text:text-input text:description="&lt;/if&gt;">=======12) END IF</text:text-input></text:p>
      <text:p text:style-name="P69"><text:text-input text:description="&lt;for each=&quot;tax in pgroup.amount_tax&quot;&gt;">FOR tax</text:text-input></text:p>
      <table:table table:name="Tabelle65" table:style-name="Tabelle65">
        <table:table-column table:style-name="Tabelle65.A"/>
        <table:table-column table:style-name="Tabelle65.B"/>
        <table:table-column table:style-name="Tabelle65.C"/>
        <table:table-row table:style-name="Tabelle65.1">
          <table:table-cell table:style-name="Tabelle65.A1" office:value-type="string">
            <text:p text:style-name="P131"/>
          </table:table-cell>
          <table:table-cell table:style-name="Tabelle65.B1" office:value-type="string">
            <text:p text:style-name="P128">Verkäufe <text:span text:style-name="T47"><text:text-input text:description="&lt;tax.name&gt;">ohne Steuer</text:text-input></text:span></text:p>
          </table:table-cell>
          <table:table-cell table:style-name="Tabelle65.C1" office:value-type="string">
            <text:p text:style-name="P140"><text:text-input text:description="&lt;formatLang(tax.amount)&gt;">10.000,00</text:text-input> <text:text-input text:description="&lt;stat.currency&gt;">CUR</text:text-input></text:p>
          </table:table-cell>
        </table:table-row>
      </table:table>
      <text:p text:style-name="P69"><text:text-input text:description="&lt;/for&gt;">END FOR</text:text-input></text:p>
      <text:p text:style-name="P69"><text:text-input text:description="&lt;/for&gt;">======11) END FOR</text:text-input></text:p>
      <text:p text:style-name="P52"><text:text-input text:description="&lt;/if&gt;">=====10) END IF</text:text-input></text:p>
      <text:p text:style-name="P52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57"/>
      <text:p text:style-name="P53"><text:text-input text:description="&lt;/if&gt;">=====15) END IF</text:text-input></text:p>
      <text:p text:style-name="P54"><text:text-input text:description="&lt;if test=&quot;no_group&quot;&gt;">=====16) IF no_group</text:text-input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1" text:outline-level="1"><text:span text:style-name="T26">Tagesberichte </text:span><text:span text:style-name="T26"><text:text-input text:description="&lt;g.config.name&gt;">config</text:text-input></text:span></text:h>
            <text:p text:style-name="P47"><text:text-input text:description="&lt;if test=&quot;g.description&quot;&gt;">IF description</text:text-input></text:p>
            <text:p text:style-name="P47"><text:text-input text:description="&lt;g.description&gt;">description</text:text-input></text:p>
            <text:p text:style-name="P47"><text:text-input text:description="&lt;/if&gt;">END IF</text:text-input></text:p>
          </table:table-cell>
        </table:table-row>
      </table:table>
      <text:p text:style-name="P54"><text:text-input text:description="&lt;/if&gt;">=====16) END IF</text:text-input></text:p>
      <text:p text:style-name="P55"><text:text-input text:description="&lt;if test=&quot;not no_group&quot;&gt;">=====17) IF group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62" text:outline-level="1"><text:span text:style-name="T28">Auswertung </text:span><text:span text:style-name="T28"><text:text-input text:description="&lt;g.config.name&gt;">config</text:text-input></text:span></text:h>
            <text:p text:style-name="P46"><text:text-input text:description="&lt;if test=&quot;g.description&quot;&gt;">IF description</text:text-input></text:p>
            <text:p text:style-name="P46"><text:text-input text:description="&lt;g.description&gt;">description</text:text-input></text:p>
            <text:p text:style-name="P46"><text:text-input text:description="&lt;/if&gt;">END IF</text:text-input></text:p>
          </table:table-cell>
        </table:table-row>
      </table:table>
      <text:p text:style-name="P56"><text:text-input text:description="&lt;/if&gt;">=====17) END IF</text:text-input></text:p>
      <text:p text:style-name="P49"><text:text-input text:description="&lt;for each=&quot;statIndex, stat in enumerate(statistic(g.sessions,no_group=no_group))&quot;&gt;">=====18) FOR EACH stat</text:text-input></text:p>
      <text:p text:style-name="P49"><text:text-input text:description="&lt;if test=&quot;statIndex &gt; 0&quot;&gt;">======19) IF nextStat</text:text-input></text:p>
      <text:p text:style-name="P48"/>
      <text:p text:style-name="P255"/>
      <text:p text:style-name="P49"><text:text-input text:description="&lt;/if&gt;">======19) END IF</text:text-input></text:p>
      <text:p text:style-name="P14"/>
      <text:p text:style-name="P14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9">Kassen</text:span><text:span text:style-name="T32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20"><text:span text:style-name="T15">Sitzungsb</text:span>eginn</text:p>
                </table:table-cell>
                <table:table-cell table:style-name="Tabelle14.B1" office:value-type="string">
                  <text:p text:style-name="P221">Sitzungsende</text:p>
                </table:table-cell>
                <table:table-cell table:style-name="Tabelle14.B1" office:value-type="string">
                  <text:p text:style-name="P222">Startbeleg</text:p>
                </table:table-cell>
                <table:table-cell table:style-name="Tabelle14.D1" office:value-type="string">
                  <text:p text:style-name="P223">Endbeleg</text:p>
                </table:table-cell>
              </table:table-row>
              <table:table-row>
                <table:table-cell table:style-name="Tabelle14.A2" office:value-type="string">
                  <text:p text:style-name="P197"><text:text-input text:description="&lt;if test=&quot;stat.date_start&quot;&gt;">IF date_start</text:text-input></text:p>
                  <text:p text:style-name="P197"><text:text-input text:description="&lt;formatLang(stat.date_start,date_time=True)&gt;">start</text:text-input></text:p>
                  <text:p text:style-name="P198"><text:text-input text:description="&lt;/if&gt;">END IF</text:text-input></text:p>
                </table:table-cell>
                <table:table-cell table:style-name="Tabelle14.B2" office:value-type="string">
                  <text:p text:style-name="P199"><text:text-input text:description="&lt;if test=&quot;stat.date_end&quot;&gt;">IF date_end</text:text-input></text:p>
                  <text:p text:style-name="P199"><text:text-input text:description="&lt;formatLang(stat.date_end,date_time=True)&gt;">end</text:text-input></text:p>
                  <text:p text:style-name="P199"><text:text-input text:description="&lt;/if&gt;">END IF</text:text-input></text:p>
                </table:table-cell>
                <table:table-cell table:style-name="Tabelle14.B2" office:value-type="string">
                  <text:p text:style-name="P198"><text:text-input text:description="&lt;if test=&quot;stat.first_order&quot;&gt;">IF first_order</text:text-input></text:p>
                  <text:p text:style-name="P198"><text:text-input text:description="&lt;stat.first_order.name&gt;">first_order</text:text-input></text:p>
                  <text:p text:style-name="P199"><text:text-input text:description="&lt;/if&gt;">END IF</text:text-input></text:p>
                  <text:p text:style-name="P233"><text:span text:style-name="T27">(Session </text:span><text:text-input text:description="&lt;stat.first_session&gt;">first_session</text:text-input><text:span text:style-name="T27">)</text:span></text:p>
                </table:table-cell>
                <table:table-cell table:style-name="Tabelle14.D2" office:value-type="string">
                  <text:p text:style-name="P201"><text:text-input text:description="&lt;if test=&quot;stat.last_order&quot;&gt;">IF last_order</text:text-input></text:p>
                  <text:p text:style-name="P201"><text:text-input text:description="&lt;stat.last_order.name&gt;">last_order</text:text-input></text:p>
                  <text:p text:style-name="P201"><text:text-input text:description="&lt;/if&gt;">END IF</text:text-input></text:p>
                  <text:p text:style-name="P234"><text:span text:style-name="T27">(Session </text:span><text:text-input text:description="&lt;stat.last_session&gt;">last_session</text:text-input><text:span text:style-name="T27">)</text:span></text:p>
                </table:table-cell>
              </table:table-row>
              <table:table-row>
                <table:table-cell table:style-name="Tabelle14.A2" office:value-type="string">
                  <text:p text:style-name="P239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24">Verkäufe</text:p>
                </table:table-cell>
                <table:table-cell table:style-name="Tabelle14.B4" office:value-type="string">
                  <text:p text:style-name="P225">Journal</text:p>
                </table:table-cell>
                <table:table-cell table:style-name="Tabelle14.B4" office:value-type="string">
                  <text:p text:style-name="P226">Kass<text:span text:style-name="T3">en</text:span>leitung</text:p>
                </table:table-cell>
                <table:table-cell table:style-name="Tabelle14.D4" office:value-type="string">
                  <text:p text:style-name="P227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200"><text:text-input text:description="&lt;stat.order_count&gt;">COUNT</text:text-input></text:p>
                </table:table-cell>
                <table:table-cell table:style-name="Tabelle14.B5" office:value-type="string">
                  <text:p text:style-name="P202"><text:text-input text:description="&lt;stat.journal&gt;">JOURNAL</text:text-input></text:p>
                </table:table-cell>
                <table:table-cell table:style-name="Tabelle14.C5" office:value-type="string">
                  <text:p text:style-name="P202"><text:text-input text:description="&lt;stat.user&gt;">USER</text:text-input></text:p>
                </table:table-cell>
                <table:table-cell table:style-name="Tabelle14.D5" office:value-type="string">
                  <text:p text:style-name="P203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28">Anfangsstand</text:p>
                </table:table-cell>
                <table:covered-table-cell/>
                <table:table-cell table:style-name="Tabelle15.C1" table:number-columns-spanned="2" office:value-type="string">
                  <text:p text:style-name="P204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29">Endstand</text:p>
                </table:table-cell>
                <table:covered-table-cell/>
                <table:table-cell table:style-name="Tabelle15.G1" table:number-columns-spanned="2" office:value-type="string">
                  <text:p text:style-name="P204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10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82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01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84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10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10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73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01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85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10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205"/>
                </table:table-cell>
                <table:table-cell table:style-name="Tabelle15.B3" office:value-type="string">
                  <text:p text:style-name="P172">Einzahlung</text:p>
                </table:table-cell>
                <table:table-cell table:style-name="Tabelle15.B3" office:value-type="string">
                  <text:p text:style-name="P136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11"/>
                </table:table-cell>
                <table:table-cell table:style-name="Tabelle15.E3" office:value-type="string">
                  <text:p text:style-name="P230"/>
                </table:table-cell>
                <table:table-cell table:style-name="Tabelle15.F3" office:value-type="string">
                  <text:p text:style-name="P173"><text:span text:style-name="T14">Bar </text:span>Verkäufe/Zahlungen</text:p>
                </table:table-cell>
                <table:table-cell table:style-name="Tabelle15.G3" office:value-type="string">
                  <text:p text:style-name="P137"><text:span text:style-name="T11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12"/>
                </table:table-cell>
              </table:table-row>
              <table:table-row>
                <table:table-cell table:style-name="Tabelle15.A3" office:value-type="string">
                  <text:p text:style-name="P205"/>
                </table:table-cell>
                <table:table-cell table:style-name="Tabelle15.B3" office:value-type="string">
                  <text:p text:style-name="P172">Auszahlung</text:p>
                </table:table-cell>
                <table:table-cell table:style-name="Tabelle15.B3" office:value-type="string">
                  <text:p text:style-name="P136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11"/>
                </table:table-cell>
                <table:table-cell table:style-name="Tabelle15.E4" office:value-type="string">
                  <text:p text:style-name="P231"/>
                </table:table-cell>
                <table:table-cell table:style-name="Tabelle15.F4" office:value-type="string">
                  <text:p text:style-name="P174">berechneter Stand</text:p>
                </table:table-cell>
                <table:table-cell table:style-name="Tabelle15.G4" office:value-type="string">
                  <text:p text:style-name="P137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12"/>
                </table:table-cell>
              </table:table-row>
              <table:table-row>
                <table:table-cell table:style-name="Tabelle15.A3" office:value-type="string">
                  <text:p text:style-name="P206"/>
                </table:table-cell>
                <table:table-cell table:style-name="Tabelle15.D3" office:value-type="string">
                  <text:p text:style-name="P175"><text:span text:style-name="T12">Baru</text:span>msatz</text:p>
                </table:table-cell>
                <table:table-cell table:style-name="Tabelle15.D3" office:value-type="string">
                  <text:p text:style-name="P137"><text:span text:style-name="T11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12"/>
                </table:table-cell>
                <table:table-cell table:style-name="Tabelle15.E5" office:value-type="string">
                  <text:p text:style-name="P231"/>
                </table:table-cell>
                <table:table-cell table:style-name="Tabelle15.F5" office:value-type="string">
                  <text:p text:style-name="P176">Differenz</text:p>
                </table:table-cell>
                <table:table-cell table:style-name="Tabelle15.G5" office:value-type="string">
                  <text:p text:style-name="P137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12"/>
                </table:table-cell>
              </table:table-row>
              <table:table-row>
                <table:table-cell table:style-name="Tabelle15.A6" office:value-type="string">
                  <text:p text:style-name="P206"/>
                </table:table-cell>
                <table:table-cell table:style-name="Tabelle15.B6" office:value-type="string">
                  <text:p text:style-name="P175"/>
                </table:table-cell>
                <table:table-cell table:style-name="Tabelle15.B6" office:value-type="string">
                  <text:p text:style-name="P137"/>
                </table:table-cell>
                <table:table-cell table:style-name="Tabelle15.B6" office:value-type="string">
                  <text:p text:style-name="P212"/>
                </table:table-cell>
                <table:table-cell table:style-name="Tabelle15.E6" office:value-type="string">
                  <text:p text:style-name="P231"/>
                </table:table-cell>
                <table:table-cell table:style-name="Tabelle15.F6" office:value-type="string">
                  <text:p text:style-name="P176"/>
                </table:table-cell>
                <table:table-cell table:style-name="Tabelle15.G6" office:value-type="string">
                  <text:p text:style-name="P137"/>
                </table:table-cell>
                <table:table-cell table:style-name="Tabelle15.H6" office:value-type="string">
                  <text:p text:style-name="P212"/>
                </table:table-cell>
              </table:table-row>
            </table:table>
            <text:p text:style-name="P7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32">Verkäufe <text:span text:style-name="T31">(</text:span><text:span text:style-name="T31"><text:text-input text:description="&lt;stat.order_count&gt;">COUNT</text:text-input></text:span><text:span text:style-name="T31">)</text:span></text:p>
          </table:table-cell>
          <table:table-cell table:style-name="Tabelle18.B1" office:value-type="string">
            <text:p text:style-name="P193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17">Umsätze <text:span text:style-name="T13">nach Zahlungsart</text:span></text:p>
          </table:table-cell>
          <table:table-cell table:style-name="Tabelle18.D1" office:value-type="string">
            <text:p text:style-name="P194"><text:text-input text:description="&lt;formatLang(stat.turnover_all)&gt;">TURNOVER</text:text-input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80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59"><text:text-input text:description="&lt;if test=&quot;turnover.is_taxed&quot;&gt;">IF tax</text:text-input></text:p>
                  <text:p text:style-name="P152"><text:span text:style-name="T16">Verkäufe inkl. </text:span><text:span text:style-name="T16"><text:text-input text:description="&lt;turnover.name&gt;">NAME</text:text-input></text:span></text:p>
                  <text:p text:style-name="P171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59"><text:text-input text:description="&lt;/if&gt;">END IF</text:text-input></text:p>
                  <text:p text:style-name="P165"><text:text-input text:description="&lt;if test=&quot;not turnover.is_taxed&quot;&gt;">IF not tax</text:text-input></text:p>
                  <text:p text:style-name="P142">Verkäufe</text:p>
                  <text:p text:style-name="P159"><text:text-input text:description="&lt;/if&gt;">END IF</text:text-input></text:p>
                </table:table-cell>
                <table:table-cell table:style-name="Tabelle19.A1" office:value-type="string">
                  <text:p text:style-name="P133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48"><text:text-input text:description="&lt;if test=&quot;len(stat.turnoverDetails)  &lt; 13&quot;&gt;">IF product_details</text:text-input></text:p>
            <text:p text:style-name="P244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51"><text:text-input text:description="&lt;detail.name&gt;">name</text:text-input></text:p>
                  <text:p text:style-name="P251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53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46"><text:text-input text:description="&lt;/for&gt;">END FOR</text:text-input></text:p>
            <text:p text:style-name="P247"><text:text-input text:description="&lt;/if&gt;">END IF</text:text-input></text:p>
            <text:p text:style-name="P246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20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44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34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69"><text:text-input text:description="&lt;if test=&quot;len(stat.users)&gt;1&quot;&gt;">IF users</text:text-input></text:p>
            <text:p text:style-name="P169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96"><text:text-input text:description="&lt;user.user.name&gt;">user</text:text-input></text:p>
                </table:table-cell>
                <table:table-cell table:style-name="Tabelle22.A1" office:value-type="string">
                  <text:p text:style-name="P86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32"><text:text-input text:description="&lt;/for&gt;">END FOR</text:text-input></text:p>
            <text:p text:style-name="P169"><text:text-input text:description="&lt;/if&gt;">END IF</text:text-input></text:p>
            <text:p text:style-name="P36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62"><text:text-input text:description="&lt;if test=&quot;turnover.is_taxed&quot;&gt;">IF tax</text:text-input></text:p>
                  <text:p text:style-name="P186"><text:span text:style-name="T16">Verkäufe inkl. </text:span><text:span text:style-name="T16"><text:text-input text:description="&lt;turnover.name&gt;">NAME</text:text-input></text:span></text:p>
                  <text:p text:style-name="P186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2"><text:text-input text:description="&lt;/if&gt;">END IF</text:text-input></text:p>
                  <text:p text:style-name="P166"><text:text-input text:description="&lt;if test=&quot;not turnover.is_taxed&quot;&gt;">IF not tax</text:text-input></text:p>
                  <text:p text:style-name="P182">Verkäufe</text:p>
                  <text:p text:style-name="P160"><text:text-input text:description="&lt;/if&gt;">END IF</text:text-input></text:p>
                </table:table-cell>
                <table:table-cell table:style-name="Tabelle50.A1" office:value-type="string">
                  <text:p text:style-name="P184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3"><text:text-input text:description="&lt;/for&gt;">END FOR</text:text-input></text:p>
            <text:p text:style-name="P22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21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13">Auszahlung</text:p>
          </table:table-cell>
          <table:table-cell table:style-name="Tabelle18.D4" office:value-type="string">
            <text:p text:style-name="P5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79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53"><text:text-input text:description="&lt;expense.name&gt;">NAME</text:text-input></text:p>
                </table:table-cell>
                <table:table-cell table:style-name="Tabelle23.B1" office:value-type="string">
                  <text:p text:style-name="P135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74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83"/>
                </table:table-cell>
                <table:table-cell table:style-name="Tabelle24.A1" office:value-type="string">
                  <text:p text:style-name="P93"><text:text-input text:description="&lt;l.name&gt;">01.01.2016</text:text-input></text:p>
                </table:table-cell>
                <table:table-cell table:style-name="Tabelle24.A1" office:value-type="string">
                  <text:p text:style-name="P83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4"><text:text-input text:description="&lt;/for&gt;">END FOR</text:text-input></text:p>
            <text:p text:style-name="P7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13">Einzahlung</text:p>
          </table:table-cell>
          <table:table-cell table:style-name="Tabelle18.D7" office:value-type="string">
            <text:p text:style-name="P5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79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53"><text:text-input text:description="&lt;income.name&gt;">NAME</text:text-input></text:p>
                </table:table-cell>
                <table:table-cell table:style-name="Tabelle25.A1" office:value-type="string">
                  <text:p text:style-name="P135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74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83"/>
                </table:table-cell>
                <table:table-cell table:style-name="Tabelle26.A1" office:value-type="string">
                  <text:p text:style-name="P93"><text:text-input text:description="&lt;l.name&gt;">01.01.2016</text:text-input></text:p>
                </table:table-cell>
                <table:table-cell table:style-name="Tabelle26.A1" office:value-type="string">
                  <text:p text:style-name="P83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4"><text:text-input text:description="&lt;/for&gt;">END FOR</text:text-input></text:p>
            <text:p text:style-name="P74"><text:text-input text:description="&lt;/for&gt;">END FOR</text:text-input></text:p>
          </table:table-cell>
          <table:covered-table-cell/>
        </table:table-row>
        <table:table-row>
          <table:table-cell table:style-name="Tabelle18.A9" table:number-columns-spanned="2" office:value-type="string">
            <text:p text:style-name="P209"/>
          </table:table-cell>
          <table:covered-table-cell/>
          <table:table-cell table:style-name="Tabelle18.C9" office:value-type="string">
            <text:p text:style-name="P207">Summe</text:p>
          </table:table-cell>
          <table:table-cell table:style-name="Tabelle18.D9" office:value-type="string">
            <text:p text:style-name="P196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57"><text:text-input text:description="&lt;if test=&quot;stat.days&quot;&gt;">======20) IF days</text:text-input></text:p>
      <text:p text:style-name="P15"><text:soft-page-break/></text:p>
      <text:h text:style-name="P265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97">Datum</text:p>
            <text:p text:style-name="P237">(Verkäufe)</text:p>
          </table:table-cell>
          <table:table-cell table:style-name="Tabelle3.A1" office:value-type="string">
            <text:p text:style-name="P97">Sitzung</text:p>
          </table:table-cell>
          <table:table-cell table:style-name="Tabelle3.A1" office:value-type="string">
            <text:p text:style-name="P97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97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97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40">Umsatz</text:p>
          </table:table-cell>
        </table:table-row>
      </table:table>
      <text:p text:style-name="P57"><text:text-input text:description="&lt;for each=&quot;day in stat.days&quot;&gt;">=======21) FOR EACH day</text:text-input></text:p>
      <text:p text:style-name="P57"><text:text-input text:description="&lt;if test=&quot;day.sessions&quot;&gt;">========22) IF sessions</text:text-input></text:p>
      <text:p text:style-name="P57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48"><text:text-input text:description="&lt;formatLang(day.day,date=True)&gt;">01.01.2017</text:text-input></text:p>
            <text:p text:style-name="P178">(<text:text-input text:description="&lt;daily_stat.order_count&gt;">8000</text:text-input>)</text:p>
          </table:table-cell>
          <table:table-cell table:style-name="Tabelle4.B1" office:value-type="string">
            <text:p text:style-name="P99"><text:text-input text:description="&lt;for each=&quot;daily_session in day.sessions&quot;&gt;">FOR daily_session</text:text-input></text:p>
            <text:p text:style-name="P150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46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3"><text:text-input text:description="&lt;/for&gt;">END FOR</text:text-input></text:p>
          </table:table-cell>
          <table:table-cell table:style-name="Tabelle4.B1" office:value-type="string">
            <text:p text:style-name="P121"><text:text-input text:description="&lt;for each=&quot;turnover in daily_stat.turnoverList&quot;&gt;">FOR EACH turnover</text:text-input></text:p>
            <text:p text:style-name="P121"><text:text-input text:description="&lt;if test=&quot;turnover.is_taxed&quot;&gt;">IF tax</text:text-input></text:p>
            <text:p text:style-name="P121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121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121"><text:text-input text:description="&lt;/if&gt;">END IF</text:text-input></text:p>
            <text:p text:style-name="P121"><text:text-input text:description="&lt;if test=&quot;not turnover.is_taxed&quot;&gt;">IF not tax</text:text-input></text:p>
            <text:p text:style-name="P121">ohne Steuer<text:tab/><text:span text:style-name="T37"><text:text-input text:description="&lt;formatLang(turnover.sum)&gt;">10.000,00</text:text-input></text:span></text:p>
            <text:p text:style-name="P121"><text:text-input text:description="&lt;/if&gt;">END IF</text:text-input></text:p>
            <text:p text:style-name="P121"><text:text-input text:description="&lt;/for&gt;">END FOR</text:text-input></text:p>
          </table:table-cell>
          <table:table-cell table:style-name="Tabelle4.B1" office:value-type="string">
            <text:p text:style-name="P117"><text:text-input text:description="&lt;for each=&quot;st in daily_stat.statements&quot;&gt;">FOR EACH st</text:text-input></text:p>
            <text:p text:style-name="P117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117"><text:text-input text:description="&lt;/for&gt;">END FOR</text:text-input></text:p>
          </table:table-cell>
          <table:table-cell table:style-name="Tabelle4.B1" office:value-type="string">
            <text:p text:style-name="P119"><text:text-input text:description="&lt;for each=&quot;expense in daily_stat.expenseList&quot;&gt;">FOR EACH expense</text:text-input></text:p>
            <text:p text:style-name="P119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180"><text:text-input text:description="&lt;/for&gt;">END FOR</text:text-input></text:p>
            <text:p text:style-name="P124"><text:text-input text:description="&lt;for each=&quot;income in daily_stat.incomeList&quot;&gt;">FOR EACH income</text:text-input></text:p>
            <text:p text:style-name="P119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180"><text:text-input text:description="&lt;/for&gt;">END FOR</text:text-input></text:p>
          </table:table-cell>
          <table:table-cell table:style-name="Tabelle4.F1" office:value-type="string">
            <text:p text:style-name="P242"><text:text-input text:description="&lt;formatLang(daily_stat.turnover)&gt;">10.000,00</text:text-input></text:p>
          </table:table-cell>
        </table:table-row>
      </table:table>
      <text:p text:style-name="P57"><text:text-input text:description="&lt;/for&gt;">=========23) END FOR</text:text-input></text:p>
      <text:p text:style-name="P57"><text:text-input text:description="&lt;/if&gt;">========22) END IF</text:text-input></text:p>
      <text:p text:style-name="P57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97"><text:text-input text:description="&lt;formatLang(day.day,date=True)&gt;">01.01.2017</text:text-input></text:p>
          </table:table-cell>
          <table:table-cell table:style-name="Tabelle10.A1" office:value-type="string">
            <text:p text:style-name="P99"/>
          </table:table-cell>
          <table:table-cell table:style-name="Tabelle10.A1" office:value-type="string">
            <text:p text:style-name="P99"/>
          </table:table-cell>
          <table:table-cell table:style-name="Tabelle10.A1" office:value-type="string">
            <text:p text:style-name="P99"/>
          </table:table-cell>
          <table:table-cell table:style-name="Tabelle10.A1" office:value-type="string">
            <text:p text:style-name="P99"/>
          </table:table-cell>
          <table:table-cell table:style-name="Tabelle10.F1" office:value-type="string">
            <text:p text:style-name="P99"/>
          </table:table-cell>
        </table:table-row>
      </table:table>
      <text:p text:style-name="P57"><text:text-input text:description="&lt;/if&gt;">========24) END IF</text:text-input></text:p>
      <text:p text:style-name="P57"><text:text-input text:description="&lt;/for&gt;">=======21) END FOR</text:text-input></text:p>
      <text:p text:style-name="P60"><text:text-input text:description="&lt;/if&gt;">======20) END IF</text:text-input></text:p>
      <text:p text:style-name="P61"><text:text-input text:description="&lt;if test=&quot;len(stat.turnoverDetails)  &gt;= 13&quot;&gt;">======25) IF product_details</text:text-input></text:p>
      <text:h text:style-name="P266" text:outline-level="2">Produkt <text:span text:style-name="T36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ext:p text:style-name="P70"><text:text-input text:description="&lt;for each=&quot;pgroup in groupDetail(stat.turnoverDetails)&quot;&gt;">======11) FOR EACH pgroup</text:text-input></text:p>
      <text:p text:style-name="P70"><text:text-input text:description="&lt;if test=&quot;pgroup.level == 1&quot;&gt;">IF level_1</text:text-input></text:p>
      <text:p text:style-name="P70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0"><text:text-input text:description="&lt;pgroup.name&gt;">pgroup_name</text:text-input></text:p>
          </table:table-cell>
          <table:table-cell table:style-name="Tabelle5.B1" office:value-type="string">
            <text:p text:style-name="P8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259"><text:text-input text:description="&lt;if test=&quot;pgroup.level == 2&quot;&gt;">IF level_2</text:text-input></text:p>
      <text:p text:style-name="P70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43"><text:text-input text:description="&lt;pgroup.name&gt;">pgroup_name</text:text-input></text:p>
          </table:table-cell>
          <table:table-cell table:style-name="Tabelle7.B1" office:value-type="string">
            <text:p text:style-name="P45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259"><text:text-input text:description="&lt;if test=&quot;pgroup.level &gt; 2&quot;&gt;">IF level_3</text:text-input></text:p>
      <text:p text:style-name="P70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39"><text:text-input text:description="&lt;pgroup.name&gt;">pgroup_name</text:text-input></text:p>
          </table:table-cell>
          <table:table-cell table:style-name="Tabelle11.B1" office:value-type="string">
            <text:p text:style-name="P41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if test=&quot;pgroup.details&quot;&gt;">=======12) IF details</text:text-input></text:p>
      <text:p text:style-name="P70"><text:text-input text:description="&lt;if test=&quot;pgroup.level == 1&quot;&gt;">IF level_1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D"/>
        <table:table-column table:style-name="Tabelle12.G"/>
        <table:table-row>
          <table:table-cell table:style-name="Tabelle12.A1" office:value-type="string">
            <text:p text:style-name="P31">Produkt</text:p>
          </table:table-cell>
          <table:table-cell table:style-name="Tabelle12.A1" office:value-type="string">
            <text:p text:style-name="P29">Steuer</text:p>
          </table:table-cell>
          <table:table-cell table:style-name="Tabelle12.A1" office:value-type="string">
            <text:p text:style-name="P25">Preis <text:text-input text:description="&lt;stat.currency&gt;">CUR</text:text-input></text:p>
          </table:table-cell>
          <table:table-cell table:style-name="Tabelle12.A1" office:value-type="string">
            <text:p text:style-name="P27">Rabatt %</text:p>
          </table:table-cell>
          <table:table-cell table:style-name="Tabelle12.A1" office:value-type="string">
            <text:p text:style-name="P25">Menge</text:p>
          </table:table-cell>
          <table:table-cell table:style-name="Tabelle12.A1" office:value-type="string">
            <text:p text:style-name="P27">Einheit</text:p>
          </table:table-cell>
          <table:table-cell table:style-name="Tabelle12.G1" office:value-type="string">
            <text:p text:style-name="P25">Gesamt <text:text-input text:description="&lt;stat.currency&gt;">CUR</text:text-input></text:p>
          </table:table-cell>
        </table:table-row>
      </table:table>
      <text:p text:style-name="P70"><text:text-input text:description="&lt;/if&gt;">END IF</text:text-input></text:p>
      <text:p text:style-name="P259"><text:text-input text:description="&lt;if test=&quot;pgroup.level == 2&quot;&gt;">IF level_2</text:text-input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column table:style-name="Tabelle39.D"/>
        <table:table-column table:style-name="Tabelle39.G"/>
        <table:table-row>
          <table:table-cell table:style-name="Tabelle39.A1" office:value-type="string">
            <text:p text:style-name="P31">Produkt</text:p>
          </table:table-cell>
          <table:table-cell table:style-name="Tabelle39.A1" office:value-type="string">
            <text:p text:style-name="P29">Steuer</text:p>
          </table:table-cell>
          <table:table-cell table:style-name="Tabelle39.A1" office:value-type="string">
            <text:p text:style-name="P25">Preis <text:text-input text:description="&lt;stat.currency&gt;">CUR</text:text-input></text:p>
          </table:table-cell>
          <table:table-cell table:style-name="Tabelle39.A1" office:value-type="string">
            <text:p text:style-name="P27">Rabatt %</text:p>
          </table:table-cell>
          <table:table-cell table:style-name="Tabelle39.A1" office:value-type="string">
            <text:p text:style-name="P25">Menge</text:p>
          </table:table-cell>
          <table:table-cell table:style-name="Tabelle39.A1" office:value-type="string">
            <text:p text:style-name="P27">Einheit</text:p>
          </table:table-cell>
          <table:table-cell table:style-name="Tabelle39.G1" office:value-type="string">
            <text:p text:style-name="P25">Gesamt <text:text-input text:description="&lt;stat.currency&gt;">CUR</text:text-input></text:p>
          </table:table-cell>
        </table:table-row>
      </table:table>
      <text:p text:style-name="P70"><text:text-input text:description="&lt;/if&gt;">END IF</text:text-input></text:p>
      <text:p text:style-name="P259"><text:text-input text:description="&lt;if test=&quot;pgroup.level &gt; 2&quot;&gt;">IF level_3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D"/>
        <table:table-column table:style-name="Tabelle49.G"/>
        <table:table-row>
          <table:table-cell table:style-name="Tabelle49.A1" office:value-type="string">
            <text:p text:style-name="P31">Produkt</text:p>
          </table:table-cell>
          <table:table-cell table:style-name="Tabelle49.A1" office:value-type="string">
            <text:p text:style-name="P29">Steuer</text:p>
          </table:table-cell>
          <table:table-cell table:style-name="Tabelle49.A1" office:value-type="string">
            <text:p text:style-name="P25">Preis <text:text-input text:description="&lt;stat.currency&gt;">CUR</text:text-input></text:p>
          </table:table-cell>
          <table:table-cell table:style-name="Tabelle49.A1" office:value-type="string">
            <text:p text:style-name="P27">Rabatt %</text:p>
          </table:table-cell>
          <table:table-cell table:style-name="Tabelle49.A1" office:value-type="string">
            <text:p text:style-name="P25">Menge</text:p>
          </table:table-cell>
          <table:table-cell table:style-name="Tabelle49.A1" office:value-type="string">
            <text:p text:style-name="P27">Einheit</text:p>
          </table:table-cell>
          <table:table-cell table:style-name="Tabelle49.G1" office:value-type="string">
            <text:p text:style-name="P25">Gesamt <text:text-input text:description="&lt;stat.currency&gt;">CUR</text:text-input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for each=&quot;detail in pgroup.details&quot;&gt;">========13) FOR EACH detail</text:text-input></text:p>
      <text:p text:style-name="P70"><text:text-input text:description="&lt;if test=&quot;pgroup.level == 1&quot;&gt;">IF level_1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G"/>
        <table:table-row>
          <table:table-cell table:style-name="Tabelle51.A1" office:value-type="string">
            <text:p text:style-name="P132"><text:text-input text:description="&lt;detail.name&gt;">name</text:text-input></text:p>
          </table:table-cell>
          <table:table-cell table:style-name="Tabelle51.A1" office:value-type="string">
            <text:p text:style-name="P103"><text:text-input text:description="&lt;detail.tax_name&gt;">Steuer 20%</text:text-input></text:p>
          </table:table-cell>
          <table:table-cell table:style-name="Tabelle51.A1" office:value-type="string">
            <text:p text:style-name="P190"><text:text-input text:description="&lt;formatLang(detail.price)&gt;">1.000,00</text:text-input></text:p>
          </table:table-cell>
          <table:table-cell table:style-name="Tabelle51.A1" office:value-type="string">
            <text:p text:style-name="P103"><text:text-input text:description="&lt;formatLang(detail.discount)&gt;">100,00</text:text-input></text:p>
          </table:table-cell>
          <table:table-cell table:style-name="Tabelle51.A1" office:value-type="string">
            <text:p text:style-name="P127"><text:text-input text:description="&lt;formatDetailAmount(detail)&gt;">100.000,00</text:text-input></text:p>
          </table:table-cell>
          <table:table-cell table:style-name="Tabelle51.A1" office:value-type="string">
            <text:p text:style-name="P103"><text:text-input text:description="&lt;detail.product.uom_id.name&gt;">Pauschal</text:text-input></text:p>
          </table:table-cell>
          <table:table-cell table:style-name="Tabelle51.G1" office:value-type="string">
            <text:p text:style-name="P127"><text:text-input text:description="&lt;formatLang(detail.amount)&gt;">100.000,00</text:text-input></text:p>
          </table:table-cell>
        </table:table-row>
      </table:table>
      <text:p text:style-name="P70"><text:text-input text:description="&lt;/if&gt;">END IF</text:text-input></text:p>
      <text:p text:style-name="P259"><text:text-input text:description="&lt;if test=&quot;pgroup.level == 2&quot;&gt;">IF level_2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D"/>
        <table:table-column table:style-name="Tabelle52.G"/>
        <table:table-row>
          <table:table-cell table:style-name="Tabelle52.A1" office:value-type="string">
            <text:p text:style-name="P132"><text:text-input text:description="&lt;detail.name&gt;">name</text:text-input></text:p>
          </table:table-cell>
          <table:table-cell table:style-name="Tabelle52.A1" office:value-type="string">
            <text:p text:style-name="P103"><text:text-input text:description="&lt;detail.tax_name&gt;">Steuer 20%</text:text-input></text:p>
          </table:table-cell>
          <table:table-cell table:style-name="Tabelle52.A1" office:value-type="string">
            <text:p text:style-name="P190"><text:text-input text:description="&lt;formatLang(detail.price)&gt;">1.000,00</text:text-input></text:p>
          </table:table-cell>
          <table:table-cell table:style-name="Tabelle52.A1" office:value-type="string">
            <text:p text:style-name="P103"><text:text-input text:description="&lt;formatLang(detail.discount)&gt;">100,00</text:text-input></text:p>
          </table:table-cell>
          <table:table-cell table:style-name="Tabelle52.A1" office:value-type="string">
            <text:p text:style-name="P127"><text:text-input text:description="&lt;formatDetailAmount(detail)&gt;">100.000,00</text:text-input></text:p>
          </table:table-cell>
          <table:table-cell table:style-name="Tabelle52.A1" office:value-type="string">
            <text:p text:style-name="P103"><text:text-input text:description="&lt;detail.product.uom_id.name&gt;">Pauschal</text:text-input></text:p>
          </table:table-cell>
          <table:table-cell table:style-name="Tabelle52.G1" office:value-type="string">
            <text:p text:style-name="P127"><text:text-input text:description="&lt;formatLang(detail.amount)&gt;">100.000,00</text:text-input></text:p>
          </table:table-cell>
        </table:table-row>
      </table:table>
      <text:p text:style-name="P70"><text:text-input text:description="&lt;/if&gt;">END IF</text:text-input></text:p>
      <text:p text:style-name="P259"><text:text-input text:description="&lt;if test=&quot;pgroup.level &gt; 2&quot;&gt;">IF level_3</text:text-input></text:p>
      <table:table table:name="Tabelle53" table:style-name="Tabelle53">
        <table:table-column table:style-name="Tabelle53.A"/>
        <table:table-column table:style-name="Tabelle53.B"/>
        <table:table-column table:style-name="Tabelle53.C"/>
        <table:table-column table:style-name="Tabelle53.D"/>
        <table:table-column table:style-name="Tabelle53.E"/>
        <table:table-column table:style-name="Tabelle53.D"/>
        <table:table-column table:style-name="Tabelle53.G"/>
        <table:table-row>
          <table:table-cell table:style-name="Tabelle53.A1" office:value-type="string">
            <text:p text:style-name="P132"><text:text-input text:description="&lt;detail.name&gt;">name</text:text-input></text:p>
          </table:table-cell>
          <table:table-cell table:style-name="Tabelle53.A1" office:value-type="string">
            <text:p text:style-name="P103"><text:text-input text:description="&lt;detail.tax_name&gt;">Steuer 20%</text:text-input></text:p>
          </table:table-cell>
          <table:table-cell table:style-name="Tabelle53.A1" office:value-type="string">
            <text:p text:style-name="P190"><text:text-input text:description="&lt;formatLang(detail.price)&gt;">1.000,00</text:text-input></text:p>
          </table:table-cell>
          <table:table-cell table:style-name="Tabelle53.A1" office:value-type="string">
            <text:p text:style-name="P103"><text:text-input text:description="&lt;formatLang(detail.discount)&gt;">100,00</text:text-input></text:p>
          </table:table-cell>
          <table:table-cell table:style-name="Tabelle53.A1" office:value-type="string">
            <text:p text:style-name="P127"><text:text-input text:description="&lt;formatDetailAmount(detail)&gt;">100.000,00</text:text-input></text:p>
          </table:table-cell>
          <table:table-cell table:style-name="Tabelle53.A1" office:value-type="string">
            <text:p text:style-name="P103"><text:text-input text:description="&lt;detail.product.uom_id.name&gt;">Pauschal</text:text-input></text:p>
          </table:table-cell>
          <table:table-cell table:style-name="Tabelle53.G1" office:value-type="string">
            <text:p text:style-name="P127"><text:text-input text:description="&lt;formatLang(detail.amount)&gt;">100.000,00</text:text-input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/for&gt;">========13) END FOR</text:text-input></text:p>
      <text:p text:style-name="P70"><text:text-input text:description="&lt;/if&gt;">=======12) END IF</text:text-input></text:p>
      <text:p text:style-name="P70"><text:text-input text:description="&lt;for each=&quot;tax in pgroup.amount_tax&quot;&gt;">FOR tax</text:text-input></text:p>
      <table:table table:name="Tabelle54" table:style-name="Tabelle54">
        <table:table-column table:style-name="Tabelle54.A"/>
        <table:table-column table:style-name="Tabelle54.B"/>
        <table:table-column table:style-name="Tabelle54.C"/>
        <table:table-row table:style-name="Tabelle54.1">
          <table:table-cell table:style-name="Tabelle54.A1" office:value-type="string">
            <text:p text:style-name="P132"/>
          </table:table-cell>
          <table:table-cell table:style-name="Tabelle54.B1" office:value-type="string">
            <text:p text:style-name="P129">Verkäufe <text:span text:style-name="T47"><text:text-input text:description="&lt;tax.name&gt;">ohne Steuer</text:text-input></text:span></text:p>
          </table:table-cell>
          <table:table-cell table:style-name="Tabelle54.C1" office:value-type="string">
            <text:p text:style-name="P141"><text:text-input text:description="&lt;formatLang(tax.amount)&gt;">10.000,00</text:text-input> <text:text-input text:description="&lt;stat.currency&gt;">CUR</text:text-input></text:p>
          </table:table-cell>
        </table:table-row>
      </table:table>
      <text:p text:style-name="P70"><text:text-input text:description="&lt;/for&gt;">END FOR</text:text-input></text:p>
      <text:p text:style-name="P70"><text:text-input text:description="&lt;/for&gt;">======11) END FOR</text:text-input></text:p>
      <text:p text:style-name="P61"><text:text-input text:description="&lt;/if&gt;">======25) END IF</text:text-input></text:p>
      <text:p text:style-name="P62"><text:text-input text:description="&lt;if test=&quot;print_detail and stat.details&quot;&gt;">======27) IF print_detail</text:text-input></text:p>
      <text:h text:style-name="P267" text:outline-level="2"><text:span text:style-name="T29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row>
          <table:table-cell table:style-name="Tabelle40.A1" office:value-type="string">
            <text:p text:style-name="P213">Verkauf</text:p>
          </table:table-cell>
          <table:table-cell table:style-name="Tabelle40.A1" office:value-type="string">
            <text:p text:style-name="P214">Detail</text:p>
          </table:table-cell>
          <table:table-cell table:style-name="Tabelle40.A1" office:value-type="string">
            <text:p text:style-name="P214">Steuer</text:p>
          </table:table-cell>
          <table:table-cell table:style-name="Tabelle40.A1" office:value-type="string">
            <text:p text:style-name="P214">Zahlung</text:p>
          </table:table-cell>
          <table:table-cell table:style-name="Tabelle40.E1" office:value-type="string">
            <text:p text:style-name="P215">Betrag</text:p>
          </table:table-cell>
        </table:table-row>
      </table:table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row>
          <table:table-cell table:style-name="Tabelle41.A1" office:value-type="string">
            <text:p text:style-name="P154"><text:text-input text:description="&lt;d.order.name&gt;">K1/00001</text:text-input></text:p>
          </table:table-cell>
          <table:table-cell table:style-name="Tabelle41.B1" table:number-rows-spanned="3" office:value-type="string">
            <text:p text:style-name="P104"><text:text-input text:description="&lt;if test=&quot;d.order.partner_id&quot;&gt;">IF partner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106">Partner</text:p>
                </table:table-cell>
                <table:table-cell table:style-name="Tabelle42.A1" office:value-type="string">
                  <text:p text:style-name="P155"><text:text-input text:description="&lt;d.order.partner_id.name&gt;">partner</text:text-input></text:p>
                </table:table-cell>
              </table:table-row>
            </table:table>
            <text:p text:style-name="P107"><text:text-input text:description="&lt;/if&gt;">END IF</text:text-input></text:p>
            <text:p text:style-name="P110"><text:text-input text:description="&lt;if test=&quot;d.order.pos_reference&quot;&gt;">IF pos_reference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111">Referenz</text:p>
                </table:table-cell>
                <table:table-cell table:style-name="Tabelle43.A1" office:value-type="string">
                  <text:p text:style-name="P155"><text:text-input text:description="&lt;d.order.pos_reference&gt;">pos_reference</text:text-input></text:p>
                </table:table-cell>
              </table:table-row>
            </table:table>
            <text:p text:style-name="P107"><text:text-input text:description="&lt;/if&gt;">END IF</text:text-input></text:p>
            <text:p text:style-name="P107"><text:text-input text:description="&lt;if test=&quot;d.order.note&quot;&gt;">IF note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111">Notiz</text:p>
                </table:table-cell>
                <table:table-cell table:style-name="Tabelle44.A1" office:value-type="string">
                  <text:p text:style-name="P155"><text:text-input text:description="&lt;d.order.note&gt;">note</text:text-input></text:p>
                </table:table-cell>
              </table:table-row>
            </table:table>
            <text:p text:style-name="P107"><text:text-input text:description="&lt;/if&gt;">END IF</text:text-input></text:p>
            <text:p text:style-name="P104"><text:text-input text:description="&lt;for each=&quot;l in d.lines&quot;&gt;">FOR l</text:text-input></text:p>
            <text:p text:style-name="P104"><text:text-input text:description="&lt;if test=&quot;l.index == 0&quot;&gt;">IF first</text:text-input></text:p>
            <table:table table:name="Tabelle45" table:style-name="Tabelle45">
              <table:table-column table:style-name="Tabelle45.A"/>
              <table:table-column table:style-name="Tabelle45.B"/>
              <table:table-row>
                <table:table-cell table:style-name="Tabelle45.A1" office:value-type="string">
                  <text:p text:style-name="P108"><text:text-input text:description="&lt;getLineName(l.line)&gt;">line_name</text:text-input></text:p>
                  <text:p text:style-name="P108"><text:text-input text:description="&lt;if test=&quot;l.line.notice&quot;&gt;">IF notice</text:text-input></text:p>
                  <text:p text:style-name="P108"><text:text-input text:description="&lt;l.line.notice&gt;">notice</text:text-input></text:p>
                  <text:p text:style-name="P108"><text:text-input text:description="&lt;/if&gt;">END IF</text:text-input></text:p>
                </table:table-cell>
                <table:table-cell table:style-name="Tabelle45.A1" office:value-type="string">
                  <text:p text:style-name="P87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104"><text:text-input text:description="&lt;/if&gt;">END IF</text:text-input></text:p>
            <text:p text:style-name="P112"><text:text-input text:description="&lt;if test=&quot;l.index != 0&quot;&gt;">IF not first</text:text-input></text:p>
            <table:table table:name="Tabelle46" table:style-name="Tabelle46">
              <table:table-column table:style-name="Tabelle46.A"/>
              <table:table-column table:style-name="Tabelle46.B"/>
              <table:table-row>
                <table:table-cell table:style-name="Tabelle46.A1" office:value-type="string">
                  <text:p text:style-name="P109"><text:text-input text:description="&lt;getLineName(l.line)&gt;">line_name</text:text-input></text:p>
                  <text:p text:style-name="P107"><text:text-input text:description="&lt;if test=&quot;l.line.notice&quot;&gt;">IF notice</text:text-input></text:p>
                  <text:p text:style-name="P107"><text:text-input text:description="&lt;l.line.notice&gt;">notice</text:text-input></text:p>
                  <text:p text:style-name="P107"><text:text-input text:description="&lt;/if&gt;">END IF</text:text-input></text:p>
                </table:table-cell>
                <table:table-cell table:style-name="Tabelle46.A1" office:value-type="string">
                  <text:p text:style-name="P88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105"><text:text-input text:description="&lt;/if&gt;">END IF</text:text-input></text:p>
            <text:p text:style-name="P104"><text:text-input text:description="&lt;/for&gt;">END FOR</text:text-input></text:p>
          </table:table-cell>
          <table:table-cell table:style-name="Tabelle41.B1" table:number-rows-spanned="3" office:value-type="string">
            <text:p text:style-name="P73"><text:text-input text:description="&lt;for each=&quot;t in d.taxes&quot;&gt;">FOR t</text:text-input></text:p>
            <table:table table:name="Tabelle47" table:style-name="Tabelle47">
              <table:table-column table:style-name="Tabelle47.A"/>
              <table:table-column table:style-name="Tabelle47.B"/>
              <table:table-row>
                <table:table-cell table:style-name="Tabelle47.A1" office:value-type="string">
                  <text:p text:style-name="P113"><text:text-input text:description="&lt;t[0]&gt;">Steuer 20%</text:text-input></text:p>
                </table:table-cell>
                <table:table-cell table:style-name="Tabelle47.A1" office:value-type="string">
                  <text:p text:style-name="P89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114"><text:text-input text:description="&lt;/for&gt;">END FOR</text:text-input></text:p>
          </table:table-cell>
          <table:table-cell table:style-name="Tabelle41.B1" table:number-rows-spanned="3" office:value-type="string">
            <text:p text:style-name="P115"><text:text-input text:description="&lt;for each=&quot;s in d.order.statement_ids&quot;&gt;">FOR s</text:text-input></text:p>
            <table:table table:name="Tabelle48" table:style-name="Tabelle48">
              <table:table-column table:style-name="Tabelle48.A"/>
              <table:table-column table:style-name="Tabelle48.B"/>
              <table:table-row>
                <table:table-cell table:style-name="Tabelle48.A1" office:value-type="string">
                  <text:p text:style-name="P116"><text:text-input text:description="&lt;s.journal_id.name&gt;">Bankomat</text:text-input></text:p>
                </table:table-cell>
                <table:table-cell table:style-name="Tabelle48.A1" office:value-type="string">
                  <text:p text:style-name="P90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177"><text:text-input text:description="&lt;/for&gt;">END FOR</text:text-input></text:p>
          </table:table-cell>
          <table:table-cell table:style-name="Tabelle41.E1" table:number-rows-spanned="3" office:value-type="string">
            <text:p text:style-name="P156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2" office:value-type="string">
            <text:p text:style-name="P235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1.A3" office:value-type="string">
            <text:p text:style-name="P236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><text:text-input text:description="&lt;/for&gt;">=======28) END FOR</text:text-input></text:p>
      <text:p text:style-name="P64"><text:text-input text:description="&lt;/if&gt;">======27) END IF</text:text-input></text:p>
      <text:p text:style-name="P65"><text:text-input text:description="&lt;/for&gt;">=====18) END FOR</text:text-input></text:p>
      <text:p text:style-name="P66"><text:text-input text:description="&lt;/for&gt;">====14) END FOR</text:text-input></text:p>
      <text:p text:style-name="P67"><text:text-input text:description="&lt;/if&gt;">===13) END IF</text:text-input></text:p>
      <text:p text:style-name="P68"><text:text-input text:description="&lt;/for&gt;">==2) END FOR</text:text-input></text:p>
      <text:p text:style-name="P68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9</text:page-number></text:span><text:span text:style-name="MT1"> / 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05-17T17:42:36.314844111</dc:date>
    <meta:editing-duration>P7DT14H19M29S</meta:editing-duration>
    <meta:editing-cycles>737</meta:editing-cycles>
    <meta:generator>LibreOffice/4.2.8.2$Linux_X86_64 LibreOffice_project/420m0$Build-2</meta:generator>
    <meta:document-statistic meta:table-count="64" meta:image-count="0" meta:object-count="0" meta:page-count="9" meta:paragraph-count="508" meta:word-count="2026" meta:character-count="6659" meta:non-whitespace-character-count="6152"/>
  </office:meta>
</office:document-meta>
</file>